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820000003EF55E70A3.jpg"/>
  <manifest:file-entry manifest:media-type="image/png" manifest:full-path="Pictures/10000000000001980000006317A36752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text">
      <style:graphic-properties draw:textarea-horizontal-align="center" draw:textarea-vertical-align="middle" draw:auto-grow-height="true" draw:auto-grow-width="true" fo:min-height="6.592cm" fo:min-width="1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e6e6ff" draw:textarea-horizontal-align="center" draw:textarea-vertical-align="middle"/>
    </style:style>
    <style:style style:name="gr4" style:family="graphic" style:parent-style-name="standard">
      <style:graphic-properties draw:fill="none" draw:fill-color="#ccccff" draw:textarea-horizontal-align="center" draw:textarea-vertical-align="top"/>
    </style:style>
    <style:style style:name="gr5" style:family="graphic" style:parent-style-name="standard">
      <style:graphic-properties draw:fill-color="#ffff99" draw:textarea-horizontal-align="center" draw:textarea-vertical-align="middle"/>
    </style:style>
    <style:style style:name="gr6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svg:stroke-width="0.2cm" draw:marker-start-width="0.6cm" draw:marker-end="Arrow" draw:marker-end-width="0.6cm" draw:textarea-horizontal-align="center" draw:textarea-vertical-align="middle" fo:padding-top="0.1cm" fo:padding-bottom="0.1cm" fo:padding-left="0.1cm" fo:padding-right="0.1cm"/>
    </style:style>
    <style:style style:name="gr10" style:family="graphic" style:parent-style-name="standard">
      <style:graphic-properties draw:fill-color="#ccccff" draw:textarea-horizontal-align="center" draw:textarea-vertical-align="top"/>
    </style:style>
    <style:style style:name="gr11" style:family="graphic" style:parent-style-name="standard">
      <style:graphic-properties draw:fill-color="#ccccff" draw:textarea-horizontal-align="center" draw:textarea-vertical-align="middle"/>
    </style:style>
    <style:style style:name="gr12" style:family="graphic" style:parent-style-name="standard">
      <style:graphic-properties draw:fill-color="#cc6633" draw:textarea-horizontal-align="center" draw:textarea-vertical-align="top"/>
    </style:style>
    <style:style style:name="gr13" style:family="graphic" style:parent-style-name="standard">
      <style:graphic-properties draw:fill="none" draw:textarea-horizontal-align="center" draw:textarea-vertical-align="top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fill-color="#ffffcc" draw:opacity="50%" draw:textarea-horizontal-align="center" draw:textarea-vertical-align="top" draw:shadow-opacity="50%"/>
    </style:style>
    <style:style style:name="gr16" style:family="graphic" style:parent-style-name="standard">
      <style:graphic-properties draw:fill-color="#ffff99" draw:opacity="50%" draw:textarea-horizontal-align="center" draw:textarea-vertical-align="top" draw:shadow-opacity="50%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882cm"/>
    </style:style>
    <style:style style:name="gr18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771cm"/>
    </style:style>
    <style:style style:name="gr20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21" style:family="graphic" style:parent-style-name="standard">
      <style:graphic-properties draw:fill="none" draw:textarea-horizontal-align="left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7cm" fo:min-width="0cm"/>
    </style:style>
    <style:style style:name="gr23" style:family="graphic" style:parent-style-name="standard">
      <style:graphic-properties draw:marker-start="Square_20_45" draw:marker-end="Square_20_45" draw:marker-end-width="0.3cm" draw:textarea-horizontal-align="center" draw:textarea-vertical-align="middle"/>
    </style:style>
    <style:style style:name="gr24" style:family="graphic" style:parent-style-name="standard">
      <style:graphic-properties draw:fill-color="#ffff99" draw:opacity="100%" draw:textarea-horizontal-align="center" draw:textarea-vertical-align="top" draw:shadow-opacity="100%"/>
    </style:style>
    <style:style style:name="pr1" style:family="presentation" style:parent-style-name="Standard-notes">
      <style:graphic-properties draw:fill-color="#ffffff" draw:auto-grow-height="true" fo:min-height="13.336cm"/>
    </style:style>
    <style:style style:name="pr2" style:family="presentation" style:parent-style-name="Standard-title">
      <style:graphic-properties draw:fill-color="#ffffff" draw:auto-grow-height="true" fo:min-height="2.587cm"/>
    </style:style>
    <style:style style:name="pr3" style:family="presentation" style:parent-style-name="Standard-outline1">
      <style:graphic-properties draw:fill-color="#ffffff" draw:auto-grow-height="true" fo:min-height="12.998cm"/>
    </style:style>
    <style:style style:name="pr4" style:family="presentation" style:parent-style-name="Standard-notes">
      <style:graphic-properties draw:fill-color="#ffffff" fo:min-height="13.33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4pt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1.199cm" fo:margin-right="0cm" fo:text-indent="-0.9cm"/>
    </style:style>
    <style:style style:name="P6" style:family="paragraph">
      <style:paragraph-properties fo:text-align="center"/>
    </style:style>
    <style:style style:name="P7" style:family="paragraph">
      <style:text-properties fo:font-size="18pt"/>
    </style:style>
    <style:style style:name="P8" style:family="paragraph">
      <style:paragraph-properties fo:margin-left="0cm" fo:margin-right="0cm" fo:text-align="center" fo:text-indent="0cm"/>
      <style:text-properties fo:font-size="18pt"/>
    </style:style>
    <style:style style:name="P9" style:family="paragraph">
      <style:paragraph-properties fo:margin-left="0cm" fo:margin-right="0cm" fo:text-indent="0cm"/>
      <style:text-properties fo:font-size="18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paragraph-properties fo:margin-left="2.398cm" fo:margin-right="0cm" fo:text-indent="-0.798cm"/>
    </style:style>
    <style:style style:name="P12" style:family="paragraph">
      <style:paragraph-properties fo:margin-left="3.598cm" fo:margin-right="0cm" fo:text-indent="-0.6cm"/>
    </style:style>
    <style:style style:name="P13" style:family="paragraph">
      <style:paragraph-properties fo:margin-left="0cm" fo:margin-right="0cm" fo:text-indent="0cm"/>
      <style:text-properties fo:font-size="24pt"/>
    </style:style>
    <style:style style:name="T1" style:family="text">
      <style:text-properties fo:font-size="28pt" fo:font-weight="bold"/>
    </style:style>
    <style:style style:name="T2" style:family="text">
      <style:text-properties fo:font-size="24pt" fo:font-weight="bold"/>
    </style:style>
    <style:style style:name="T3" style:family="text">
      <style:text-properties fo:font-size="18pt"/>
    </style:style>
    <style:style style:name="T4" style:family="text">
      <style:text-properties fo:font-size="24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draw:frame draw:style-name="gr1" draw:text-style-name="P2" draw:layer="layout" svg:width="15cm" svg:height="6.592cm" svg:x="7.256cm" svg:y="7.408cm">
          <draw:text-box>
            <text:p text:style-name="P1"><text:span text:style-name="T1">Das Werkzeug Faktor-IPS</text:span></text:p>
            <text:p text:style-name="P1"><text:span text:style-name="T1"/></text:p>
            <text:p text:style-name="P1"><text:span text:style-name="T1">Schulung: Arbeiten im Team</text:span></text:p>
            <text:p text:style-name="P1"><text:span text:style-name="T2"/></text:p>
          </draw:text-box>
        </draw:frame>
        <presentation:notes draw:style-name="dp2">
          <draw:page-thumbnail draw:style-name="gr2" draw:layer="layout" svg:width="15.566cm" svg:height="11.007cm" svg:x="2.8cm" svg:y="2.328cm" draw:page-number="1" presentation:class="page"/>
          <draw:frame presentation:style-name="pr1" draw:text-style-name="P3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3.034cm" svg:y="5.25cm" presentation:class="outline" presentation:user-transformed="true">
          <draw:text-box>
            <text:list text:style-name="L3">
              <text:list-item>
                <text:p text:style-name="P5">Grundlagen</text:p>
              </text:list-item>
            </text:list>
            <text:list text:style-name="L3">
              <text:list-item>
                <text:p text:style-name="P5">Bearbeiten von Produktdaten im Team</text:p>
              </text:list-item>
            </text:list>
            <text:list text:style-name="L3">
              <text:list-item>
                <text:p text:style-name="P5">Übergabeprozess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Standard" presentation:presentation-page-layout-name="AL1T1">
        <draw:rect draw:style-name="gr3" draw:text-style-name="P6" draw:layer="layout" svg:width="22.25cm" svg:height="1.25cm" svg:x="3cm" svg:y="4.95cm">
          <text:p text:style-name="P4"/>
        </draw:rect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3.034cm" svg:y="5.25cm" presentation:class="outline" presentation:user-transformed="true">
          <draw:text-box>
            <text:list text:style-name="L3">
              <text:list-item>
                <text:p text:style-name="P5">Grundlagen</text:p>
              </text:list-item>
            </text:list>
            <text:list text:style-name="L3">
              <text:list-item>
                <text:p text:style-name="P5">Bearbeiten von Produktdaten im Team</text:p>
              </text:list-item>
            </text:list>
            <text:list text:style-name="L3">
              <text:list-item>
                <text:p text:style-name="P5">Übergabeprozess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3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2" draw:text-style-name="P4" draw:layer="layout" svg:width="23.649cm" svg:height="3.292cm" svg:x="3.034cm" svg:y="2.062cm" presentation:class="title" presentation:user-transformed="true">
          <draw:text-box>
            <text:p text:style-name="P4">Entwicklungsumgebung<text:line-break/>(vor Refactoring Kompass)<text:line-break/></text:p>
          </draw:text-box>
        </draw:frame>
        <draw:rect draw:style-name="gr4" draw:text-style-name="P1" draw:layer="layout" svg:width="21cm" svg:height="3cm" svg:x="4cm" svg:y="6.15cm">
          <text:p text:style-name="P4">Praxis</text:p>
        </draw:rect>
        <draw:rect draw:style-name="gr4" draw:text-style-name="P1" draw:layer="layout" svg:width="21cm" svg:height="2.5cm" svg:x="4cm" svg:y="15.75cm">
          <text:p text:style-name="P4">Test</text:p>
        </draw:rect>
        <draw:rect draw:style-name="gr4" draw:text-style-name="P1" draw:layer="layout" svg:width="21cm" svg:height="3cm" svg:x="4cm" svg:y="11cm">
          <text:p text:style-name="P4">Systest</text:p>
        </draw:rect>
        <draw:rect draw:style-name="gr5" draw:text-style-name="P1" draw:layer="layout" svg:width="6.5cm" svg:height="2cm" svg:x="6.15cm" svg:y="6.85cm">
          <text:p text:style-name="P1">Kompass</text:p>
          <text:p text:style-name="P1">Programmcode</text:p>
        </draw:rect>
        <draw:rect draw:style-name="gr5" draw:text-style-name="P1" draw:layer="layout" svg:width="6.5cm" svg:height="2cm" svg:x="6.25cm" svg:y="11.75cm">
          <text:p text:style-name="P1">Kompass</text:p>
          <text:p text:style-name="P1">Programmcode</text:p>
        </draw:rect>
        <draw:rect draw:style-name="gr5" draw:text-style-name="P1" draw:layer="layout" svg:width="6.25cm" svg:height="2cm" svg:x="6.5cm" svg:y="16cm">
          <text:p text:style-name="P1">Kompass</text:p>
          <text:p text:style-name="P1">Programmcode</text:p>
        </draw:rect>
        <draw:rect draw:style-name="gr5" draw:text-style-name="P1" draw:layer="layout" svg:width="6.5cm" svg:height="2cm" svg:x="17cm" svg:y="6.85cm">
          <text:p text:style-name="P1">Produktdaten</text:p>
          <text:p text:style-name="P1"><text:span text:style-name="T3">(Datenmodell)</text:span></text:p>
        </draw:rect>
        <draw:rect draw:style-name="gr5" draw:text-style-name="P1" draw:layer="layout" svg:width="6.5cm" svg:height="2cm" svg:x="17cm" svg:y="11.75cm">
          <text:p text:style-name="P1">Produktdaten</text:p>
          <text:p text:style-name="P1"><text:span text:style-name="T3">(Datenmodell)</text:span></text:p>
        </draw:rect>
        <draw:rect draw:style-name="gr5" draw:text-style-name="P1" draw:layer="layout" svg:width="6.5cm" svg:height="2cm" svg:x="17cm" svg:y="16cm">
          <text:p text:style-name="P1">Produktdaten</text:p>
          <text:p text:style-name="P1"><text:span text:style-name="T3">(Datenmodell)</text:span></text:p>
        </draw:rect>
        <draw:line draw:style-name="gr6" draw:text-style-name="P6" draw:layer="layout" svg:x1="20cm" svg:y1="8.75cm" svg:x2="20cm" svg:y2="11.75cm">
          <text:p text:style-name="P4"/>
        </draw:line>
        <draw:frame draw:style-name="gr7" draw:text-style-name="P7" draw:layer="layout" svg:width="4.146cm" svg:height="0.713cm" svg:x="20.604cm" svg:y="9.787cm">
          <draw:text-box>
            <text:p text:style-name="P4"><text:span text:style-name="T3">Copy Manager</text:span></text:p>
          </draw:text-box>
        </draw:frame>
        <draw:frame draw:style-name="gr7" draw:text-style-name="P7" draw:layer="layout" svg:width="4.146cm" svg:height="0.713cm" svg:x="20.75cm" svg:y="14.537cm">
          <draw:text-box>
            <text:p text:style-name="P4"><text:span text:style-name="T3">Copy Manager</text:span></text:p>
          </draw:text-box>
        </draw:frame>
        <draw:line draw:style-name="gr6" draw:text-style-name="P6" draw:layer="layout" svg:x1="20cm" svg:y1="13.75cm" svg:x2="20cm" svg:y2="16cm">
          <text:p text:style-name="P4"/>
        </draw:line>
        <draw:line draw:style-name="gr8" draw:text-style-name="P6" draw:layer="layout" svg:x1="9.25cm" svg:y1="16cm" svg:x2="9.25cm" svg:y2="13.75cm">
          <text:p text:style-name="P4"/>
        </draw:line>
        <draw:line draw:style-name="gr8" draw:text-style-name="P6" draw:layer="layout" svg:x1="9.25cm" svg:y1="11.75cm" svg:x2="9.25cm" svg:y2="8.75cm">
          <text:p text:style-name="P4"/>
        </draw:line>
        <draw:frame draw:style-name="gr7" draw:text-style-name="P7" draw:layer="layout" svg:width="2.779cm" svg:height="0.713cm" svg:x="9.5cm" svg:y="9.75cm">
          <draw:text-box>
            <text:p text:style-name="P4"><text:span text:style-name="T3">Übergabe</text:span></text:p>
          </draw:text-box>
        </draw:frame>
        <draw:frame draw:style-name="gr7" draw:text-style-name="P7" draw:layer="layout" svg:width="2.779cm" svg:height="0.713cm" svg:x="9.471cm" svg:y="14.5cm">
          <draw:text-box>
            <text:p text:style-name="P4"><text:span text:style-name="T3">Übergabe</text:span></text:p>
          </draw:text-box>
        </draw:frame>
        <draw:line draw:style-name="gr9" draw:text-style-name="P6" draw:layer="layout" svg:x1="3cm" svg:y1="17cm" svg:x2="6.5cm" svg:y2="17cm">
          <text:p text:style-name="P4"/>
        </draw:line>
        <draw:line draw:style-name="gr9" draw:text-style-name="P6" draw:layer="layout" svg:x1="25.75cm" svg:y1="12.75cm" svg:x2="23.5cm" svg:y2="12.75cm">
          <text:p text:style-name="P4"/>
        </draw:line>
        <draw:frame draw:style-name="gr7" draw:layer="layout" svg:width="4.282cm" svg:height="1.889cm" svg:x="0.468cm" svg:y="16.25cm">
          <draw:text-box>
            <text:p text:style-name="P4">Entw.</text:p>
            <text:p text:style-name="P4">Werkzeuge</text:p>
          </draw:text-box>
        </draw:frame>
        <draw:frame draw:style-name="gr7" draw:layer="layout" svg:width="3.338cm" svg:height="0.945cm" svg:x="25.95cm" svg:y="12.25cm">
          <draw:text-box>
            <text:p text:style-name="P4">TabEasy</text:p>
          </draw:text-box>
        </draw:frame>
        <presentation:notes draw:style-name="dp2">
          <draw:page-thumbnail draw:style-name="gr2" draw:layer="layout" svg:width="15.566cm" svg:height="11.007cm" svg:x="2.8cm" svg:y="2.328cm" draw:page-number="4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Standard" presentation:presentation-page-layout-name="AL1T1">
        <draw:rect draw:style-name="gr10" draw:text-style-name="P2" draw:layer="layout" svg:width="7.75cm" svg:height="11cm" svg:x="18.35cm" svg:y="6.65cm">
          <text:p text:style-name="P1"><text:span text:style-name="T2"/></text:p>
          <text:p text:style-name="P1"><text:span text:style-name="T4"/></text:p>
        </draw:rect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Entwicklungsumgebung Produktkomponente</text:p>
          </draw:text-box>
        </draw:frame>
        <draw:ellipse draw:style-name="gr11" draw:text-style-name="P6" draw:layer="layout" svg:width="7.75cm" svg:height="2.8cm" svg:x="18.35cm" svg:y="16.35cm">
          <text:p text:style-name="P4"/>
        </draw:ellipse>
        <draw:ellipse draw:style-name="gr11" draw:text-style-name="P6" draw:layer="layout" svg:width="7.75cm" svg:height="1.75cm" svg:x="18.35cm" svg:y="5.75cm">
          <text:p text:style-name="P4"/>
        </draw:ellipse>
        <draw:rect draw:style-name="gr5" draw:text-style-name="P8" draw:layer="layout" svg:width="4.75cm" svg:height="1.25cm" svg:x="19.8cm" svg:y="9.2cm">
          <text:p text:style-name="P4"><text:span text:style-name="T3">Programmcode</text:span></text:p>
        </draw:rect>
        <draw:rect draw:style-name="gr5" draw:text-style-name="P8" draw:layer="layout" svg:width="4.7cm" svg:height="1.25cm" svg:x="19.85cm" svg:y="11.6cm">
          <text:p text:style-name="P4"><text:span text:style-name="T3">Modell</text:span></text:p>
        </draw:rect>
        <draw:rect draw:style-name="gr5" draw:text-style-name="P8" draw:layer="layout" svg:width="4.65cm" svg:height="1.55cm" svg:x="19.85cm" svg:y="14.4cm">
          <text:p text:style-name="P4"><text:span text:style-name="T3">Produktdaten</text:span></text:p>
        </draw:rect>
        <draw:rect draw:style-name="gr12" draw:text-style-name="P1" draw:layer="layout" svg:width="8.25cm" svg:height="3cm" svg:x="3.25cm" svg:y="6cm">
          <text:p text:style-name="P4">Faktor-IPS</text:p>
          <text:p text:style-name="P1">(für FA)</text:p>
        </draw:rect>
        <draw:rect draw:style-name="gr10" draw:text-style-name="P2" draw:layer="layout" svg:width="8.5cm" svg:height="7.183cm" svg:x="3.15cm" svg:y="11.038cm">
          <text:p text:style-name="P4"><text:span text:style-name="T2"/></text:p>
          <text:p text:style-name="P1"><text:span text:style-name="T2"/></text:p>
          <text:p text:style-name="P1"><text:span text:style-name="T4"/></text:p>
        </draw:rect>
        <draw:ellipse draw:style-name="gr11" draw:text-style-name="P6" draw:layer="layout" svg:width="8.5cm" svg:height="1.828cm" svg:x="3.15cm" svg:y="17.372cm">
          <text:p text:style-name="P4"/>
        </draw:ellipse>
        <draw:ellipse draw:style-name="gr11" draw:text-style-name="P6" draw:layer="layout" svg:width="8.5cm" svg:height="1.143cm" svg:x="3.15cm" svg:y="10.45cm">
          <text:p text:style-name="P4"/>
        </draw:ellipse>
        <draw:rect draw:style-name="gr5" draw:text-style-name="P8" draw:layer="layout" svg:width="5.21cm" svg:height="0.816cm" svg:x="4.74cm" svg:y="12.703cm">
          <text:p text:style-name="P4"><text:span text:style-name="T3">Programmcode</text:span></text:p>
        </draw:rect>
        <draw:rect draw:style-name="gr5" draw:text-style-name="P8" draw:layer="layout" svg:width="5.156cm" svg:height="0.816cm" svg:x="4.794cm" svg:y="14.27cm">
          <text:p text:style-name="P4"><text:span text:style-name="T3">Modell</text:span></text:p>
        </draw:rect>
        <draw:rect draw:style-name="gr5" draw:text-style-name="P8" draw:layer="layout" svg:width="5.1cm" svg:height="1.012cm" svg:x="4.794cm" svg:y="16.098cm">
          <text:p text:style-name="P4"><text:span text:style-name="T3">Produktdaten</text:span></text:p>
        </draw:rect>
        <draw:rect draw:style-name="gr13" draw:text-style-name="P6" draw:layer="layout" svg:width="11.75cm" svg:height="14.75cm" svg:x="1.25cm" svg:y="4.75cm">
          <text:p text:style-name="P4">Lokaler Arbeitsplatz</text:p>
        </draw:rect>
        <draw:line draw:style-name="gr8" draw:text-style-name="P6" draw:layer="layout" svg:x1="7.5cm" svg:y1="9cm" svg:x2="7.5cm" svg:y2="10.25cm">
          <text:p text:style-name="P4"/>
        </draw:line>
        <draw:frame draw:style-name="gr7" draw:text-style-name="P7" draw:layer="layout" svg:width="3.66cm" svg:height="0.713cm" svg:x="5.59cm" svg:y="10.787cm">
          <draw:text-box>
            <text:p text:style-name="P4"><text:span text:style-name="T3">Lokale Kopie</text:span></text:p>
          </draw:text-box>
        </draw:frame>
        <draw:line draw:style-name="gr6" draw:text-style-name="P6" draw:layer="layout" svg:x1="11.75cm" svg:y1="12.75cm" svg:x2="18.25cm" svg:y2="12.75cm">
          <text:p text:style-name="P4"/>
        </draw:line>
        <draw:frame draw:style-name="gr7" draw:text-style-name="P7" draw:layer="layout" svg:width="4.498cm" svg:height="0.713cm" svg:x="12.99cm" svg:y="12.888cm">
          <draw:text-box>
            <text:p text:style-name="P4"><text:span text:style-name="T3">Synchronisation</text:span></text:p>
          </draw:text-box>
        </draw:frame>
        <draw:frame draw:style-name="gr14" draw:text-style-name="P4" draw:layer="layout" svg:width="6.25cm" svg:height="0.945cm" svg:x="19.05cm" svg:y="6.25cm">
          <draw:text-box>
            <text:p text:style-name="P1">CVS Repository</text:p>
          </draw:text-box>
        </draw:frame>
        <presentation:notes draw:style-name="dp2">
          <draw:page-thumbnail draw:style-name="gr2" draw:layer="layout" svg:width="15.566cm" svg:height="11.007cm" svg:x="2.8cm" svg:y="2.328cm" draw:page-number="5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rect draw:style-name="gr10" draw:text-style-name="P2" draw:layer="layout" svg:width="7.75cm" svg:height="11.75cm" svg:x="7.75cm" svg:y="6cm">
          <text:p text:style-name="P4"><text:span text:style-name="T2"/></text:p>
          <text:p text:style-name="P1"><text:span text:style-name="T2"/></text:p>
        </draw:rect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Übergabe der Produktkomponente</text:p>
          </draw:text-box>
        </draw:frame>
        <draw:ellipse draw:style-name="gr11" draw:text-style-name="P6" draw:layer="layout" svg:width="7.75cm" svg:height="2.15cm" svg:x="7.75cm" svg:y="16.75cm">
          <text:p text:style-name="P4"/>
        </draw:ellipse>
        <draw:ellipse draw:style-name="gr11" draw:text-style-name="P6" draw:layer="layout" svg:width="7.75cm" svg:height="1.25cm" svg:x="7.75cm" svg:y="5.5cm">
          <text:p text:style-name="P4"/>
        </draw:ellipse>
        <draw:rect draw:style-name="gr5" draw:text-style-name="P8" draw:layer="layout" svg:width="4.75cm" svg:height="1.25cm" svg:x="9.2cm" svg:y="8.95cm">
          <text:p text:style-name="P4"><text:span text:style-name="T3">Programmcode</text:span></text:p>
        </draw:rect>
        <draw:rect draw:style-name="gr5" draw:text-style-name="P8" draw:layer="layout" svg:width="4.7cm" svg:height="1.25cm" svg:x="9.25cm" svg:y="11.35cm">
          <text:p text:style-name="P4"><text:span text:style-name="T3">Modell</text:span></text:p>
        </draw:rect>
        <draw:rect draw:style-name="gr5" draw:text-style-name="P8" draw:layer="layout" svg:width="4.65cm" svg:height="1.55cm" svg:x="9.25cm" svg:y="14.15cm">
          <text:p text:style-name="P4"><text:span text:style-name="T3">Produktdaten</text:span></text:p>
        </draw:rect>
        <draw:rect draw:style-name="gr15" draw:text-style-name="P8" draw:layer="layout" svg:width="6cm" svg:height="8.5cm" svg:x="8.5cm" svg:y="8cm">
          <text:p text:style-name="P4"><text:span text:style-name="T3">Produktkomponente</text:span></text:p>
        </draw:rect>
        <draw:rect draw:style-name="gr13" draw:text-style-name="P6" draw:layer="layout" svg:width="6cm" svg:height="1.75cm" svg:x="18.55cm" svg:y="8.15cm">
          <text:p text:style-name="P4">Praxis</text:p>
        </draw:rect>
        <draw:rect draw:style-name="gr13" draw:text-style-name="P6" draw:layer="layout" svg:width="6cm" svg:height="1.75cm" svg:x="18.55cm" svg:y="11.25cm">
          <text:p text:style-name="P4">Systest</text:p>
        </draw:rect>
        <draw:rect draw:style-name="gr13" draw:text-style-name="P6" draw:layer="layout" svg:width="6cm" svg:height="1.75cm" svg:x="18.55cm" svg:y="14.75cm">
          <text:p text:style-name="P4">Test</text:p>
        </draw:rect>
        <draw:line draw:style-name="gr8" draw:text-style-name="P6" draw:layer="layout" svg:x1="14.5cm" svg:y1="15.75cm" svg:x2="18.5cm" svg:y2="15.75cm">
          <text:p text:style-name="P4"/>
        </draw:line>
        <draw:frame draw:style-name="gr14" draw:text-style-name="P4" draw:layer="layout" svg:width="6.25cm" svg:height="0.945cm" svg:x="8.5cm" svg:y="5.75cm">
          <draw:text-box>
            <text:p text:style-name="P1">CVS Repository</text:p>
          </draw:text-box>
        </draw:frame>
        <draw:line draw:style-name="gr8" draw:text-style-name="P6" draw:layer="layout" svg:x1="14.5cm" svg:y1="12cm" svg:x2="18.5cm" svg:y2="12cm">
          <text:p text:style-name="P4"/>
        </draw:line>
        <draw:line draw:style-name="gr8" draw:text-style-name="P6" draw:layer="layout" svg:x1="14.5cm" svg:y1="9.2cm" svg:x2="18.5cm" svg:y2="9.2cm">
          <text:p text:style-name="P4"/>
        </draw:line>
        <draw:frame draw:style-name="gr14" draw:text-style-name="P9" draw:layer="layout" svg:width="3cm" svg:height="0.713cm" svg:x="15.55cm" svg:y="8.25cm">
          <draw:text-box>
            <text:p text:style-name="P4"><text:span text:style-name="T3">Übergabe</text:span></text:p>
          </draw:text-box>
        </draw:frame>
        <draw:frame draw:style-name="gr14" draw:text-style-name="P9" draw:layer="layout" svg:width="3cm" svg:height="0.713cm" svg:x="15.55cm" svg:y="11.151cm">
          <draw:text-box>
            <text:p text:style-name="P4"><text:span text:style-name="T3">Übergabe</text:span></text:p>
          </draw:text-box>
        </draw:frame>
        <draw:frame draw:style-name="gr14" draw:text-style-name="P9" draw:layer="layout" svg:width="3cm" svg:height="0.713cm" svg:x="15.55cm" svg:y="14.952cm">
          <draw:text-box>
            <text:p text:style-name="P4"><text:span text:style-name="T3">Übergabe</text:span></text:p>
          </draw:text-box>
        </draw:frame>
        <presentation:notes draw:style-name="dp2">
          <draw:page-thumbnail draw:style-name="gr2" draw:layer="layout" svg:width="15.566cm" svg:height="11.007cm" svg:x="2.8cm" svg:y="2.328cm" draw:page-number="6" presentation:class="page"/>
          <draw:frame presentation:style-name="pr4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Standard" presentation:presentation-page-layout-name="AL1T1">
        <draw:rect draw:style-name="gr10" draw:text-style-name="P2" draw:layer="layout" svg:width="8.65cm" svg:height="11cm" svg:x="18.35cm" svg:y="6.65cm">
          <text:p text:style-name="P1"><text:span text:style-name="T2"/></text:p>
          <text:p text:style-name="P1"><text:span text:style-name="T4"/></text:p>
        </draw:rect>
        <draw:frame presentation:style-name="pr2" draw:text-style-name="P4" draw:layer="layout" svg:width="24.216cm" svg:height="2.587cm" svg:x="3.034cm" svg:y="2.414cm" presentation:class="title" presentation:user-transformed="true">
          <draw:text-box>
            <text:p text:style-name="P4">Trennung der Produktdaten nach Sparte</text:p>
          </draw:text-box>
        </draw:frame>
        <draw:ellipse draw:style-name="gr11" draw:text-style-name="P6" draw:layer="layout" svg:width="8.65cm" svg:height="2.8cm" svg:x="18.35cm" svg:y="16.35cm">
          <text:p text:style-name="P4"/>
        </draw:ellipse>
        <draw:ellipse draw:style-name="gr11" draw:text-style-name="P6" draw:layer="layout" svg:width="8.65cm" svg:height="1.75cm" svg:x="18.35cm" svg:y="5.75cm">
          <text:p text:style-name="P4"/>
        </draw:ellipse>
        <draw:rect draw:style-name="gr5" draw:text-style-name="P8" draw:layer="layout" svg:width="2.65cm" svg:height="0.7cm" svg:x="19.3cm" svg:y="10.95cm">
          <text:p text:style-name="P4"><text:span text:style-name="T3">Daten</text:span></text:p>
        </draw:rect>
        <draw:rect draw:style-name="gr12" draw:text-style-name="P1" draw:layer="layout" svg:width="8.25cm" svg:height="2cm" svg:x="3.25cm" svg:y="6cm">
          <text:p text:style-name="P4">Faktor-IPS</text:p>
          <text:p text:style-name="P1">(für FA)</text:p>
        </draw:rect>
        <draw:rect draw:style-name="gr10" draw:text-style-name="P2" draw:layer="layout" svg:width="8.5cm" svg:height="8.112cm" svg:x="3.15cm" svg:y="10.138cm">
          <text:p text:style-name="P4"><text:span text:style-name="T2"/></text:p>
          <text:p text:style-name="P1"><text:span text:style-name="T2"/></text:p>
          <text:p text:style-name="P1"><text:span text:style-name="T4"/></text:p>
        </draw:rect>
        <draw:ellipse draw:style-name="gr11" draw:text-style-name="P6" draw:layer="layout" svg:width="8.5cm" svg:height="1.828cm" svg:x="3.15cm" svg:y="17.272cm">
          <text:p text:style-name="P4"/>
        </draw:ellipse>
        <draw:ellipse draw:style-name="gr11" draw:text-style-name="P6" draw:layer="layout" svg:width="8.5cm" svg:height="1.143cm" svg:x="3.15cm" svg:y="9.55cm">
          <text:p text:style-name="P4"/>
        </draw:ellipse>
        <draw:rect draw:style-name="gr13" draw:text-style-name="P6" draw:layer="layout" svg:width="11cm" svg:height="14.75cm" svg:x="2cm" svg:y="4.75cm">
          <text:p text:style-name="P4">Lokaler Arbeitsplatz</text:p>
        </draw:rect>
        <draw:line draw:style-name="gr8" draw:text-style-name="P6" draw:layer="layout" svg:x1="7.5cm" svg:y1="8cm" svg:x2="7.5cm" svg:y2="9.5cm">
          <text:p text:style-name="P4"/>
        </draw:line>
        <draw:frame draw:style-name="gr7" draw:text-style-name="P7" draw:layer="layout" svg:width="3.66cm" svg:height="0.713cm" svg:x="5.59cm" svg:y="9.887cm">
          <draw:text-box>
            <text:p text:style-name="P4"><text:span text:style-name="T3">Lokale Kopie</text:span></text:p>
          </draw:text-box>
        </draw:frame>
        <draw:line draw:style-name="gr6" draw:text-style-name="P6" draw:layer="layout" svg:x1="11.75cm" svg:y1="12.75cm" svg:x2="18.25cm" svg:y2="12.75cm">
          <text:p text:style-name="P4"/>
        </draw:line>
        <draw:frame draw:style-name="gr7" draw:text-style-name="P7" draw:layer="layout" svg:width="4.498cm" svg:height="0.713cm" svg:x="12.99cm" svg:y="12.888cm">
          <draw:text-box>
            <text:p text:style-name="P4"><text:span text:style-name="T3">Synchronisation</text:span></text:p>
          </draw:text-box>
        </draw:frame>
        <draw:frame draw:style-name="gr14" draw:text-style-name="P4" draw:layer="layout" svg:width="6.25cm" svg:height="0.945cm" svg:x="19.05cm" svg:y="6.25cm">
          <draw:text-box>
            <text:p text:style-name="P1">CVS Repository</text:p>
          </draw:text-box>
        </draw:frame>
        <draw:rect draw:style-name="gr5" draw:text-style-name="P8" draw:layer="layout" svg:width="2.65cm" svg:height="0.7cm" svg:x="19.3cm" svg:y="10.05cm">
          <text:p text:style-name="P4"><text:span text:style-name="T3">Modell</text:span></text:p>
        </draw:rect>
        <draw:rect draw:style-name="gr5" draw:text-style-name="P8" draw:layer="layout" svg:width="2.65cm" svg:height="0.7cm" svg:x="19.3cm" svg:y="9.15cm">
          <text:p text:style-name="P4"><text:span text:style-name="T3">Prog.</text:span></text:p>
        </draw:rect>
        <draw:rect draw:style-name="gr16" draw:text-style-name="P10" draw:layer="layout" svg:width="3.5cm" svg:height="3.75cm" svg:x="18.75cm" svg:y="8.25cm">
          <text:p text:style-name="P4"><text:span text:style-name="T3">HP</text:span></text:p>
        </draw:rect>
        <draw:rect draw:style-name="gr5" draw:text-style-name="P8" draw:layer="layout" svg:width="2.65cm" svg:height="0.7cm" svg:x="23.3cm" svg:y="10.95cm">
          <text:p text:style-name="P4"><text:span text:style-name="T3">Daten</text:span></text:p>
        </draw:rect>
        <draw:rect draw:style-name="gr5" draw:text-style-name="P8" draw:layer="layout" svg:width="2.65cm" svg:height="0.7cm" svg:x="23.3cm" svg:y="10.05cm">
          <text:p text:style-name="P4"><text:span text:style-name="T3">Modell</text:span></text:p>
        </draw:rect>
        <draw:rect draw:style-name="gr5" draw:text-style-name="P8" draw:layer="layout" svg:width="2.65cm" svg:height="0.7cm" svg:x="23.3cm" svg:y="9.15cm">
          <text:p text:style-name="P4"><text:span text:style-name="T3">Prog.</text:span></text:p>
        </draw:rect>
        <draw:rect draw:style-name="gr16" draw:text-style-name="P10" draw:layer="layout" svg:width="3.5cm" svg:height="3.75cm" svg:x="22.75cm" svg:y="8.25cm">
          <text:p text:style-name="P4"><text:span text:style-name="T3">Unfall</text:span></text:p>
        </draw:rect>
        <draw:rect draw:style-name="gr5" draw:text-style-name="P8" draw:layer="layout" svg:width="2.65cm" svg:height="0.7cm" svg:x="19.3cm" svg:y="15.2cm">
          <text:p text:style-name="P4"><text:span text:style-name="T3">Daten</text:span></text:p>
        </draw:rect>
        <draw:rect draw:style-name="gr5" draw:text-style-name="P8" draw:layer="layout" svg:width="2.65cm" svg:height="0.7cm" svg:x="19.3cm" svg:y="14.3cm">
          <text:p text:style-name="P4"><text:span text:style-name="T3">Modell</text:span></text:p>
        </draw:rect>
        <draw:rect draw:style-name="gr5" draw:text-style-name="P8" draw:layer="layout" svg:width="2.65cm" svg:height="0.7cm" svg:x="19.3cm" svg:y="13.4cm">
          <text:p text:style-name="P4"><text:span text:style-name="T3">Prog.</text:span></text:p>
        </draw:rect>
        <draw:rect draw:style-name="gr16" draw:text-style-name="P10" draw:layer="layout" svg:width="3.5cm" svg:height="3.75cm" svg:x="18.75cm" svg:y="12.5cm">
          <text:p text:style-name="P4"><text:span text:style-name="T3">Kranken</text:span></text:p>
        </draw:rect>
        <draw:rect draw:style-name="gr5" draw:text-style-name="P8" draw:layer="layout" svg:width="2.65cm" svg:height="0.7cm" svg:x="23.3cm" svg:y="15.2cm">
          <text:p text:style-name="P4"><text:span text:style-name="T3">Daten</text:span></text:p>
        </draw:rect>
        <draw:rect draw:style-name="gr5" draw:text-style-name="P8" draw:layer="layout" svg:width="2.65cm" svg:height="0.7cm" svg:x="23.3cm" svg:y="14.3cm">
          <text:p text:style-name="P4"><text:span text:style-name="T3">Modell</text:span></text:p>
        </draw:rect>
        <draw:rect draw:style-name="gr5" draw:text-style-name="P8" draw:layer="layout" svg:width="2.65cm" svg:height="0.7cm" svg:x="23.3cm" svg:y="13.4cm">
          <text:p text:style-name="P4"><text:span text:style-name="T3">Prog.</text:span></text:p>
        </draw:rect>
        <draw:rect draw:style-name="gr16" draw:text-style-name="P10" draw:layer="layout" svg:width="3.5cm" svg:height="3.75cm" svg:x="22.75cm" svg:y="12.5cm">
          <text:p text:style-name="P4"><text:span text:style-name="T3">...</text:span></text:p>
        </draw:rect>
        <draw:rect draw:style-name="gr5" draw:text-style-name="P8" draw:layer="layout" svg:width="2.65cm" svg:height="0.7cm" svg:x="4.05cm" svg:y="13.55cm">
          <text:p text:style-name="P4"><text:span text:style-name="T3">Daten</text:span></text:p>
        </draw:rect>
        <draw:rect draw:style-name="gr5" draw:text-style-name="P8" draw:layer="layout" svg:width="2.65cm" svg:height="0.7cm" svg:x="4.05cm" svg:y="12.65cm">
          <text:p text:style-name="P4"><text:span text:style-name="T3">Modell</text:span></text:p>
        </draw:rect>
        <draw:rect draw:style-name="gr5" draw:text-style-name="P8" draw:layer="layout" svg:width="2.65cm" svg:height="0.7cm" svg:x="4.05cm" svg:y="11.75cm">
          <text:p text:style-name="P4"><text:span text:style-name="T3">Prog.</text:span></text:p>
        </draw:rect>
        <draw:rect draw:style-name="gr16" draw:text-style-name="P10" draw:layer="layout" svg:width="3.5cm" svg:height="3.75cm" svg:x="3.5cm" svg:y="10.85cm">
          <text:p text:style-name="P4"><text:span text:style-name="T3">HP</text:span></text:p>
        </draw:rect>
        <draw:rect draw:style-name="gr5" draw:text-style-name="P8" draw:layer="layout" svg:width="2.65cm" svg:height="0.7cm" svg:x="8.3cm" svg:y="13.55cm">
          <text:p text:style-name="P4"><text:span text:style-name="T3">Daten</text:span></text:p>
        </draw:rect>
        <draw:rect draw:style-name="gr5" draw:text-style-name="P8" draw:layer="layout" svg:width="2.65cm" svg:height="0.7cm" svg:x="8.3cm" svg:y="12.65cm">
          <text:p text:style-name="P4"><text:span text:style-name="T3">Modell</text:span></text:p>
        </draw:rect>
        <draw:rect draw:style-name="gr5" draw:text-style-name="P8" draw:layer="layout" svg:width="2.65cm" svg:height="0.7cm" svg:x="8.3cm" svg:y="11.75cm">
          <text:p text:style-name="P4"><text:span text:style-name="T3">Prog.</text:span></text:p>
        </draw:rect>
        <draw:rect draw:style-name="gr16" draw:text-style-name="P10" draw:layer="layout" svg:width="3.5cm" svg:height="3.75cm" svg:x="7.75cm" svg:y="10.85cm">
          <text:p text:style-name="P4"><text:span text:style-name="T3">Unfall</text:span></text:p>
        </draw:rect>
        <draw:rect draw:style-name="gr5" draw:text-style-name="P8" draw:layer="layout" svg:width="2.65cm" svg:height="0.7cm" svg:x="4.05cm" svg:y="17.45cm">
          <text:p text:style-name="P4"><text:span text:style-name="T3">Daten</text:span></text:p>
        </draw:rect>
        <draw:rect draw:style-name="gr5" draw:text-style-name="P8" draw:layer="layout" svg:width="2.65cm" svg:height="0.7cm" svg:x="4.05cm" svg:y="16.55cm">
          <text:p text:style-name="P4"><text:span text:style-name="T3">Modell</text:span></text:p>
        </draw:rect>
        <draw:rect draw:style-name="gr5" draw:text-style-name="P8" draw:layer="layout" svg:width="2.65cm" svg:height="0.7cm" svg:x="4.05cm" svg:y="15.65cm">
          <text:p text:style-name="P4"><text:span text:style-name="T3">Prog.</text:span></text:p>
        </draw:rect>
        <draw:rect draw:style-name="gr16" draw:text-style-name="P10" draw:layer="layout" svg:width="3.5cm" svg:height="3.75cm" svg:x="3.5cm" svg:y="14.75cm">
          <text:p text:style-name="P4"><text:span text:style-name="T3">Kranken</text:span></text:p>
        </draw:rect>
        <draw:rect draw:style-name="gr5" draw:text-style-name="P8" draw:layer="layout" svg:width="2.65cm" svg:height="0.7cm" svg:x="8.3cm" svg:y="17.45cm">
          <text:p text:style-name="P4"><text:span text:style-name="T3">Daten</text:span></text:p>
        </draw:rect>
        <draw:rect draw:style-name="gr5" draw:text-style-name="P8" draw:layer="layout" svg:width="2.65cm" svg:height="0.7cm" svg:x="8.3cm" svg:y="16.55cm">
          <text:p text:style-name="P4"><text:span text:style-name="T3">Modell</text:span></text:p>
        </draw:rect>
        <draw:rect draw:style-name="gr5" draw:text-style-name="P8" draw:layer="layout" svg:width="2.65cm" svg:height="0.7cm" svg:x="8.3cm" svg:y="15.65cm">
          <text:p text:style-name="P4"><text:span text:style-name="T3">Prog.</text:span></text:p>
        </draw:rect>
        <draw:rect draw:style-name="gr16" draw:text-style-name="P10" draw:layer="layout" svg:width="3.5cm" svg:height="3.75cm" svg:x="7.75cm" svg:y="14.75cm">
          <text:p text:style-name="P4"><text:span text:style-name="T3">...</text:span></text:p>
        </draw:rect>
        <presentation:notes draw:style-name="dp2">
          <draw:page-thumbnail draw:style-name="gr2" draw:layer="layout" svg:width="15.566cm" svg:height="11.007cm" svg:x="2.8cm" svg:y="2.328cm" draw:page-number="7" presentation:class="page"/>
          <draw:frame presentation:style-name="pr4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rect draw:style-name="gr10" draw:text-style-name="P2" draw:layer="layout" svg:width="8.65cm" svg:height="11cm" svg:x="3.35cm" svg:y="6.4cm">
          <text:p text:style-name="P1"><text:span text:style-name="T2"/></text:p>
          <text:p text:style-name="P1"><text:span text:style-name="T4"/></text:p>
        </draw:rect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Übergabe erfolgt getrennt pro Sparte</text:p>
          </draw:text-box>
        </draw:frame>
        <draw:ellipse draw:style-name="gr11" draw:text-style-name="P6" draw:layer="layout" svg:width="8.65cm" svg:height="2.8cm" svg:x="3.35cm" svg:y="16.1cm">
          <text:p text:style-name="P4"/>
        </draw:ellipse>
        <draw:ellipse draw:style-name="gr11" draw:text-style-name="P6" draw:layer="layout" svg:width="8.65cm" svg:height="1.75cm" svg:x="3.35cm" svg:y="5.5cm">
          <text:p text:style-name="P4"/>
        </draw:ellipse>
        <draw:rect draw:style-name="gr5" draw:text-style-name="P8" draw:layer="layout" svg:width="2.65cm" svg:height="0.7cm" svg:x="4.3cm" svg:y="10.7cm">
          <text:p text:style-name="P4"><text:span text:style-name="T3">Daten</text:span></text:p>
        </draw:rect>
        <draw:frame draw:style-name="gr14" draw:text-style-name="P4" draw:layer="layout" svg:width="6.25cm" svg:height="0.945cm" svg:x="4.05cm" svg:y="6cm">
          <draw:text-box>
            <text:p text:style-name="P1">CVS Repository</text:p>
          </draw:text-box>
        </draw:frame>
        <draw:rect draw:style-name="gr5" draw:text-style-name="P8" draw:layer="layout" svg:width="2.65cm" svg:height="0.7cm" svg:x="4.3cm" svg:y="9.8cm">
          <text:p text:style-name="P4"><text:span text:style-name="T3">Modell</text:span></text:p>
        </draw:rect>
        <draw:rect draw:style-name="gr5" draw:text-style-name="P8" draw:layer="layout" svg:width="2.65cm" svg:height="0.7cm" svg:x="4.3cm" svg:y="8.9cm">
          <text:p text:style-name="P4"><text:span text:style-name="T3">Prog.</text:span></text:p>
        </draw:rect>
        <draw:rect draw:style-name="gr16" draw:text-style-name="P10" draw:layer="layout" svg:width="3.5cm" svg:height="3.75cm" svg:x="3.75cm" svg:y="8cm">
          <text:p text:style-name="P4"><text:span text:style-name="T3">HP</text:span></text:p>
        </draw:rect>
        <draw:rect draw:style-name="gr5" draw:text-style-name="P8" draw:layer="layout" svg:width="2.65cm" svg:height="0.7cm" svg:x="8.3cm" svg:y="10.7cm">
          <text:p text:style-name="P4"><text:span text:style-name="T3">Daten</text:span></text:p>
        </draw:rect>
        <draw:rect draw:style-name="gr5" draw:text-style-name="P8" draw:layer="layout" svg:width="2.65cm" svg:height="0.7cm" svg:x="8.3cm" svg:y="9.8cm">
          <text:p text:style-name="P4"><text:span text:style-name="T3">Modell</text:span></text:p>
        </draw:rect>
        <draw:rect draw:style-name="gr5" draw:text-style-name="P8" draw:layer="layout" svg:width="2.65cm" svg:height="0.7cm" svg:x="8.3cm" svg:y="8.9cm">
          <text:p text:style-name="P4"><text:span text:style-name="T3">Prog.</text:span></text:p>
        </draw:rect>
        <draw:rect draw:style-name="gr16" draw:text-style-name="P10" draw:layer="layout" svg:width="3.5cm" svg:height="3.75cm" svg:x="7.75cm" svg:y="8cm">
          <text:p text:style-name="P4"><text:span text:style-name="T3">Unfall</text:span></text:p>
        </draw:rect>
        <draw:rect draw:style-name="gr5" draw:text-style-name="P8" draw:layer="layout" svg:width="2.65cm" svg:height="0.7cm" svg:x="4.3cm" svg:y="14.95cm">
          <text:p text:style-name="P4"><text:span text:style-name="T3">Daten</text:span></text:p>
        </draw:rect>
        <draw:rect draw:style-name="gr5" draw:text-style-name="P8" draw:layer="layout" svg:width="2.65cm" svg:height="0.7cm" svg:x="4.3cm" svg:y="14.05cm">
          <text:p text:style-name="P4"><text:span text:style-name="T3">Modell</text:span></text:p>
        </draw:rect>
        <draw:rect draw:style-name="gr5" draw:text-style-name="P8" draw:layer="layout" svg:width="2.65cm" svg:height="0.7cm" svg:x="4.3cm" svg:y="13.15cm">
          <text:p text:style-name="P4"><text:span text:style-name="T3">Prog.</text:span></text:p>
        </draw:rect>
        <draw:rect draw:style-name="gr16" draw:text-style-name="P10" draw:layer="layout" svg:width="3.5cm" svg:height="3.75cm" svg:x="3.75cm" svg:y="12.25cm">
          <text:p text:style-name="P4"><text:span text:style-name="T3">Kranken</text:span></text:p>
        </draw:rect>
        <draw:rect draw:style-name="gr5" draw:text-style-name="P8" draw:layer="layout" svg:width="2.65cm" svg:height="0.7cm" svg:x="8.3cm" svg:y="14.95cm">
          <text:p text:style-name="P4"><text:span text:style-name="T3">Daten</text:span></text:p>
        </draw:rect>
        <draw:rect draw:style-name="gr5" draw:text-style-name="P8" draw:layer="layout" svg:width="2.65cm" svg:height="0.7cm" svg:x="8.3cm" svg:y="14.05cm">
          <text:p text:style-name="P4"><text:span text:style-name="T3">Modell</text:span></text:p>
        </draw:rect>
        <draw:rect draw:style-name="gr5" draw:text-style-name="P8" draw:layer="layout" svg:width="2.65cm" svg:height="0.7cm" svg:x="8.3cm" svg:y="13.15cm">
          <text:p text:style-name="P4"><text:span text:style-name="T3">Prog.</text:span></text:p>
        </draw:rect>
        <draw:rect draw:style-name="gr16" draw:text-style-name="P10" draw:layer="layout" svg:width="3.5cm" svg:height="3.75cm" svg:x="7.75cm" svg:y="12.25cm">
          <text:p text:style-name="P4"><text:span text:style-name="T3">...</text:span></text:p>
        </draw:rect>
        <draw:rect draw:style-name="gr13" draw:text-style-name="P6" draw:layer="layout" svg:width="12.25cm" svg:height="5.25cm" svg:x="15cm" svg:y="6cm">
          <text:p text:style-name="P4">Praxis</text:p>
        </draw:rect>
        <draw:rect draw:style-name="gr5" draw:text-style-name="P8" draw:layer="layout" svg:width="2.65cm" svg:height="0.7cm" svg:x="20cm" svg:y="9.9cm">
          <text:p text:style-name="P4"><text:span text:style-name="T3">Daten</text:span></text:p>
        </draw:rect>
        <draw:rect draw:style-name="gr5" draw:text-style-name="P8" draw:layer="layout" svg:width="2.65cm" svg:height="0.7cm" svg:x="20cm" svg:y="9cm">
          <text:p text:style-name="P4"><text:span text:style-name="T3">Modell</text:span></text:p>
        </draw:rect>
        <draw:rect draw:style-name="gr5" draw:text-style-name="P8" draw:layer="layout" svg:width="2.65cm" svg:height="0.7cm" svg:x="20cm" svg:y="8.1cm">
          <text:p text:style-name="P4"><text:span text:style-name="T3">Prog.</text:span></text:p>
        </draw:rect>
        <draw:rect draw:style-name="gr16" draw:text-style-name="P10" draw:layer="layout" svg:width="3.5cm" svg:height="3.75cm" svg:x="19.45cm" svg:y="7.2cm">
          <text:p text:style-name="P4"><text:span text:style-name="T3">Unfall</text:span></text:p>
        </draw:rect>
        <draw:rect draw:style-name="gr5" draw:text-style-name="P8" draw:layer="layout" svg:width="2.65cm" svg:height="0.7cm" svg:x="23.8cm" svg:y="9.9cm">
          <text:p text:style-name="P4"><text:span text:style-name="T3">Daten</text:span></text:p>
        </draw:rect>
        <draw:rect draw:style-name="gr5" draw:text-style-name="P8" draw:layer="layout" svg:width="2.65cm" svg:height="0.7cm" svg:x="23.8cm" svg:y="9cm">
          <text:p text:style-name="P4"><text:span text:style-name="T3">Modell</text:span></text:p>
        </draw:rect>
        <draw:rect draw:style-name="gr5" draw:text-style-name="P8" draw:layer="layout" svg:width="2.65cm" svg:height="0.7cm" svg:x="23.8cm" svg:y="8.1cm">
          <text:p text:style-name="P4"><text:span text:style-name="T3">Prog.</text:span></text:p>
        </draw:rect>
        <draw:rect draw:style-name="gr16" draw:text-style-name="P10" draw:layer="layout" svg:width="3.5cm" svg:height="3.75cm" svg:x="23.25cm" svg:y="7.2cm">
          <text:p text:style-name="P4"><text:span text:style-name="T3">...</text:span></text:p>
        </draw:rect>
        <draw:rect draw:style-name="gr13" draw:text-style-name="P6" draw:layer="layout" svg:width="12.25cm" svg:height="2.45cm" svg:x="15cm" svg:y="11.8cm">
          <text:p text:style-name="P4">Systest</text:p>
        </draw:rect>
        <draw:rect draw:style-name="gr16" draw:text-style-name="P10" draw:layer="layout" svg:width="3.5cm" svg:height="1cm" svg:x="15.55cm" svg:y="13cm">
          <text:p text:style-name="P4"><text:span text:style-name="T3">HP</text:span></text:p>
        </draw:rect>
        <draw:rect draw:style-name="gr16" draw:text-style-name="P10" draw:layer="layout" svg:width="3.5cm" svg:height="1cm" svg:x="19.45cm" svg:y="13cm">
          <text:p text:style-name="P4"><text:span text:style-name="T3">Unfall</text:span></text:p>
        </draw:rect>
        <draw:rect draw:style-name="gr16" draw:text-style-name="P10" draw:layer="layout" svg:width="3.5cm" svg:height="1cm" svg:x="23.25cm" svg:y="13cm">
          <text:p text:style-name="P4"><text:span text:style-name="T3">...</text:span></text:p>
        </draw:rect>
        <draw:rect draw:style-name="gr5" draw:text-style-name="P8" draw:layer="layout" svg:width="2.65cm" svg:height="0.7cm" svg:x="16.1cm" svg:y="9.9cm">
          <text:p text:style-name="P4"><text:span text:style-name="T3">Daten</text:span></text:p>
        </draw:rect>
        <draw:rect draw:style-name="gr5" draw:text-style-name="P8" draw:layer="layout" svg:width="2.65cm" svg:height="0.7cm" svg:x="16.1cm" svg:y="9cm">
          <text:p text:style-name="P4"><text:span text:style-name="T3">Modell</text:span></text:p>
        </draw:rect>
        <draw:rect draw:style-name="gr5" draw:text-style-name="P8" draw:layer="layout" svg:width="2.65cm" svg:height="0.7cm" svg:x="16.1cm" svg:y="8.1cm">
          <text:p text:style-name="P4"><text:span text:style-name="T3">Prog.</text:span></text:p>
        </draw:rect>
        <draw:rect draw:style-name="gr16" draw:text-style-name="P10" draw:layer="layout" svg:width="3.5cm" svg:height="3.75cm" svg:x="15.55cm" svg:y="7.2cm">
          <text:p text:style-name="P4"><text:span text:style-name="T3">HP</text:span></text:p>
        </draw:rect>
        <draw:rect draw:style-name="gr13" draw:text-style-name="P6" draw:layer="layout" svg:width="12.25cm" svg:height="2.45cm" svg:x="15cm" svg:y="14.9cm">
          <text:p text:style-name="P4">Test</text:p>
        </draw:rect>
        <draw:rect draw:style-name="gr16" draw:text-style-name="P10" draw:layer="layout" svg:width="3.5cm" svg:height="1cm" svg:x="15.55cm" svg:y="16.1cm">
          <text:p text:style-name="P4"><text:span text:style-name="T3">HP</text:span></text:p>
        </draw:rect>
        <draw:rect draw:style-name="gr16" draw:text-style-name="P10" draw:layer="layout" svg:width="3.5cm" svg:height="1cm" svg:x="19.45cm" svg:y="16.1cm">
          <text:p text:style-name="P4"><text:span text:style-name="T3">Unfall</text:span></text:p>
        </draw:rect>
        <draw:rect draw:style-name="gr16" draw:text-style-name="P10" draw:layer="layout" svg:width="3.5cm" svg:height="1cm" svg:x="23.25cm" svg:y="16.1cm">
          <text:p text:style-name="P4"><text:span text:style-name="T3">...</text:span></text:p>
        </draw:rect>
        <draw:frame draw:style-name="gr14" draw:text-style-name="P9" draw:layer="layout" svg:width="3cm" svg:height="0.713cm" svg:x="12.15cm" svg:y="9cm">
          <draw:text-box>
            <text:p text:style-name="P4"><text:span text:style-name="T3">Übergabe</text:span></text:p>
          </draw:text-box>
        </draw:frame>
        <draw:line draw:style-name="gr8" draw:text-style-name="P6" draw:layer="layout" svg:x1="11.25cm" svg:y1="9.75cm" svg:x2="15.5cm" svg:y2="9.75cm">
          <text:p text:style-name="P4"/>
        </draw:line>
        <draw:frame draw:style-name="gr14" draw:text-style-name="P9" draw:layer="layout" svg:width="3cm" svg:height="0.713cm" svg:x="12.15cm" svg:y="12.7cm">
          <draw:text-box>
            <text:p text:style-name="P4"><text:span text:style-name="T3">Übergabe</text:span></text:p>
          </draw:text-box>
        </draw:frame>
        <draw:line draw:style-name="gr8" draw:text-style-name="P6" draw:layer="layout" svg:x1="11.25cm" svg:y1="13.45cm" svg:x2="15.5cm" svg:y2="13.45cm">
          <text:p text:style-name="P4"/>
        </draw:line>
        <draw:frame draw:style-name="gr14" draw:text-style-name="P9" draw:layer="layout" svg:width="3cm" svg:height="0.713cm" svg:x="12.15cm" svg:y="14.9cm">
          <draw:text-box>
            <text:p text:style-name="P4"><text:span text:style-name="T3">Übergabe</text:span></text:p>
          </draw:text-box>
        </draw:frame>
        <draw:line draw:style-name="gr8" draw:text-style-name="P6" draw:layer="layout" svg:x1="11.25cm" svg:y1="15.75cm" svg:x2="15cm" svg:y2="15.75cm">
          <text:p text:style-name="P4"/>
        </draw:lin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8" presentation:class="page"/>
          <draw:frame presentation:style-name="pr4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Konsequenz aus der Trennung der Produktdaten nach Sparten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Die Produktdaten der Sparten können völlig unabhängig voneinander bearbeitet.</text:p>
              </text:list-item>
            </text:list>
            <text:list text:style-name="L3">
              <text:list-item>
                <text:p text:style-name="P5">Jede Sparte kann völlig unabhängig von den anderen Sparten übergeben (deployed) werden.</text:p>
              </text:list-item>
            </text:list>
            <text:list text:style-name="L3">
              <text:list-item>
                <text:p text:style-name="P5">Parallele Änderungen an den Produktdaten durch mehrere Mitarbeiter müssen lediglich besonders abgestimmt werden, wenn sie innerhalb einer Sparte erfolgen.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9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rect draw:style-name="gr3" draw:text-style-name="P6" draw:layer="layout" svg:width="22.25cm" svg:height="1.25cm" svg:x="3cm" svg:y="7.05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5">Grundlagen</text:p>
              </text:list-item>
            </text:list>
            <text:list text:style-name="L3">
              <text:list-item>
                <text:p text:style-name="P5">Bearbeiten von Produktdaten im Team</text:p>
              </text:list-item>
            </text:list>
            <text:list text:style-name="L3">
              <text:list-item>
                <text:list>
                  <text:list-item>
                    <text:p text:style-name="P11">Grundfunktionen zum Arbeiten im Te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Lösung von „Konflikten“</text:p>
                  </text:list-item>
                </text:list>
              </text:list-item>
            </text:list>
            <text:list text:style-name="L3">
              <text:list-item>
                <text:p text:style-name="P5">Übergabeprozess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0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Darstellung von Änderungen im Explorer</text:p>
          </draw:text-box>
        </draw:frame>
        <draw:frame presentation:style-name="pr3" draw:text-style-name="P5" draw:layer="layout" svg:width="23.649cm" svg:height="12.998cm" svg:x="3.034cm" svg:y="5.25cm" presentation:class="outline" presentation:placeholder="true">
          <draw:text-box/>
        </draw:frame>
        <presentation:notes draw:style-name="dp2">
          <draw:page-thumbnail draw:style-name="gr2" draw:layer="layout" svg:width="15.566cm" svg:height="11.007cm" svg:x="2.8cm" svg:y="2.328cm" draw:page-number="11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1">
        <draw:rect draw:style-name="gr10" draw:text-style-name="P2" draw:layer="layout" svg:width="8.65cm" svg:height="11cm" svg:x="18.349cm" svg:y="6.65cm">
          <text:p text:style-name="P1"><text:span text:style-name="T2"/></text:p>
          <text:p text:style-name="P1"><text:span text:style-name="T4"/></text:p>
        </draw:rect>
        <draw:frame presentation:style-name="pr2" draw:text-style-name="P4" draw:layer="layout" svg:width="24.216cm" svg:height="2.587cm" svg:x="3.033cm" svg:y="2.414cm" presentation:class="title" presentation:user-transformed="true">
          <draw:text-box>
            <text:p text:style-name="P4">Der Aktualisieren-Festschreiben-Zyklus (1)</text:p>
          </draw:text-box>
        </draw:frame>
        <draw:ellipse draw:style-name="gr11" draw:text-style-name="P6" draw:layer="layout" svg:width="8.65cm" svg:height="2.8cm" svg:x="18.349cm" svg:y="16.35cm">
          <text:p text:style-name="P4"/>
        </draw:ellipse>
        <draw:ellipse draw:style-name="gr11" draw:text-style-name="P6" draw:layer="layout" svg:width="8.65cm" svg:height="1.75cm" svg:x="18.349cm" svg:y="5.75cm">
          <text:p text:style-name="P4"/>
        </draw:ellipse>
        <draw:rect draw:style-name="gr5" draw:text-style-name="P8" draw:layer="layout" svg:width="2.65cm" svg:height="0.7cm" svg:x="19.299cm" svg:y="10.95cm">
          <text:p text:style-name="P4"><text:span text:style-name="T3">Daten</text:span></text:p>
        </draw:rect>
        <draw:rect draw:style-name="gr12" draw:text-style-name="P2" draw:layer="layout" svg:width="8.25cm" svg:height="2cm" svg:x="3.248cm" svg:y="6cm">
          <text:p text:style-name="P4"><text:span text:style-name="T4">Faktor-IPS</text:span></text:p>
          <text:p text:style-name="P1"><text:span text:style-name="T4">(für FA)</text:span></text:p>
        </draw:rect>
        <draw:rect draw:style-name="gr10" draw:text-style-name="P2" draw:layer="layout" svg:width="8.5cm" svg:height="8.112cm" svg:x="3.149cm" svg:y="10.138cm">
          <text:p text:style-name="P4"><text:span text:style-name="T2"/></text:p>
          <text:p text:style-name="P1"><text:span text:style-name="T2"/></text:p>
          <text:p text:style-name="P1"><text:span text:style-name="T4"/></text:p>
        </draw:rect>
        <draw:ellipse draw:style-name="gr11" draw:text-style-name="P6" draw:layer="layout" svg:width="8.5cm" svg:height="1.828cm" svg:x="3.149cm" svg:y="17.272cm">
          <text:p text:style-name="P4"/>
        </draw:ellipse>
        <draw:ellipse draw:style-name="gr11" draw:text-style-name="P6" draw:layer="layout" svg:width="8.5cm" svg:height="1.143cm" svg:x="3.149cm" svg:y="9.55cm">
          <text:p text:style-name="P4"/>
        </draw:ellipse>
        <draw:rect draw:style-name="gr13" draw:text-style-name="P2" draw:layer="layout" svg:width="11cm" svg:height="14.75cm" svg:x="1.999cm" svg:y="4.75cm">
          <text:p text:style-name="P4"><text:span text:style-name="T4">Lokaler Arbeitsplatz</text:span></text:p>
        </draw:rect>
        <draw:line draw:style-name="gr8" draw:text-style-name="P6" draw:layer="layout" svg:x1="7.499cm" svg:y1="8cm" svg:x2="7.499cm" svg:y2="9.5cm">
          <text:p text:style-name="P4"/>
        </draw:line>
        <draw:frame draw:style-name="gr17" draw:text-style-name="P9" draw:layer="layout" svg:width="3.882cm" svg:height="0.713cm" svg:x="5.589cm" svg:y="9.887cm">
          <draw:text-box>
            <text:p text:style-name="P4"><text:span text:style-name="T3">Lokale Kopie</text:span></text:p>
          </draw:text-box>
        </draw:frame>
        <draw:line draw:style-name="gr18" draw:text-style-name="P6" draw:layer="layout" svg:x1="11.749cm" svg:y1="11.25cm" svg:x2="18.249cm" svg:y2="11.25cm">
          <text:p text:style-name="P4"/>
        </draw:line>
        <draw:frame draw:style-name="gr19" draw:text-style-name="P9" draw:layer="layout" svg:width="4.771cm" svg:height="0.713cm" svg:x="12.989cm" svg:y="11.388cm">
          <draw:text-box>
            <text:p text:style-name="P4"><text:span text:style-name="T3">Aktualisieren</text:span></text:p>
          </draw:text-box>
        </draw:frame>
        <draw:frame draw:style-name="gr14" draw:text-style-name="P2" draw:layer="layout" svg:width="6.25cm" svg:height="0.945cm" svg:x="19.049cm" svg:y="6.25cm">
          <draw:text-box>
            <text:p text:style-name="P1"><text:span text:style-name="T4">CVS Repository</text:span></text:p>
          </draw:text-box>
        </draw:frame>
        <draw:rect draw:style-name="gr5" draw:text-style-name="P8" draw:layer="layout" svg:width="2.65cm" svg:height="0.7cm" svg:x="19.299cm" svg:y="10.05cm">
          <text:p text:style-name="P4"><text:span text:style-name="T3">Modell</text:span></text:p>
        </draw:rect>
        <draw:rect draw:style-name="gr5" draw:text-style-name="P8" draw:layer="layout" svg:width="2.65cm" svg:height="0.7cm" svg:x="19.299cm" svg:y="9.15cm">
          <text:p text:style-name="P4"><text:span text:style-name="T3">Prog.</text:span></text:p>
        </draw:rect>
        <draw:rect draw:style-name="gr16" draw:text-style-name="P8" draw:layer="layout" svg:width="3.5cm" svg:height="3.75cm" svg:x="18.749cm" svg:y="8.25cm">
          <text:p text:style-name="P4"><text:span text:style-name="T3">HP</text:span></text:p>
        </draw:rect>
        <draw:rect draw:style-name="gr5" draw:text-style-name="P8" draw:layer="layout" svg:width="2.65cm" svg:height="0.7cm" svg:x="23.299cm" svg:y="10.95cm">
          <text:p text:style-name="P4"><text:span text:style-name="T3">Daten</text:span></text:p>
        </draw:rect>
        <draw:rect draw:style-name="gr5" draw:text-style-name="P8" draw:layer="layout" svg:width="2.65cm" svg:height="0.7cm" svg:x="23.299cm" svg:y="10.05cm">
          <text:p text:style-name="P4"><text:span text:style-name="T3">Modell</text:span></text:p>
        </draw:rect>
        <draw:rect draw:style-name="gr5" draw:text-style-name="P8" draw:layer="layout" svg:width="2.65cm" svg:height="0.7cm" svg:x="23.299cm" svg:y="9.15cm">
          <text:p text:style-name="P4"><text:span text:style-name="T3">Prog.</text:span></text:p>
        </draw:rect>
        <draw:rect draw:style-name="gr16" draw:text-style-name="P8" draw:layer="layout" svg:width="3.5cm" svg:height="3.75cm" svg:x="22.749cm" svg:y="8.25cm">
          <text:p text:style-name="P4"><text:span text:style-name="T3">Unfall</text:span></text:p>
        </draw:rect>
        <draw:rect draw:style-name="gr5" draw:text-style-name="P8" draw:layer="layout" svg:width="2.65cm" svg:height="0.7cm" svg:x="19.299cm" svg:y="15.2cm">
          <text:p text:style-name="P4"><text:span text:style-name="T3">Daten</text:span></text:p>
        </draw:rect>
        <draw:rect draw:style-name="gr5" draw:text-style-name="P8" draw:layer="layout" svg:width="2.65cm" svg:height="0.7cm" svg:x="19.299cm" svg:y="14.3cm">
          <text:p text:style-name="P4"><text:span text:style-name="T3">Modell</text:span></text:p>
        </draw:rect>
        <draw:rect draw:style-name="gr5" draw:text-style-name="P8" draw:layer="layout" svg:width="2.65cm" svg:height="0.7cm" svg:x="19.299cm" svg:y="13.4cm">
          <text:p text:style-name="P4"><text:span text:style-name="T3">Prog.</text:span></text:p>
        </draw:rect>
        <draw:rect draw:style-name="gr16" draw:text-style-name="P8" draw:layer="layout" svg:width="3.5cm" svg:height="3.75cm" svg:x="18.749cm" svg:y="12.5cm">
          <text:p text:style-name="P4"><text:span text:style-name="T3">Kranken</text:span></text:p>
        </draw:rect>
        <draw:rect draw:style-name="gr5" draw:text-style-name="P8" draw:layer="layout" svg:width="2.65cm" svg:height="0.7cm" svg:x="23.299cm" svg:y="15.2cm">
          <text:p text:style-name="P4"><text:span text:style-name="T3">Daten</text:span></text:p>
        </draw:rect>
        <draw:rect draw:style-name="gr5" draw:text-style-name="P8" draw:layer="layout" svg:width="2.65cm" svg:height="0.7cm" svg:x="23.299cm" svg:y="14.3cm">
          <text:p text:style-name="P4"><text:span text:style-name="T3">Modell</text:span></text:p>
        </draw:rect>
        <draw:rect draw:style-name="gr5" draw:text-style-name="P8" draw:layer="layout" svg:width="2.65cm" svg:height="0.7cm" svg:x="23.299cm" svg:y="13.4cm">
          <text:p text:style-name="P4"><text:span text:style-name="T3">Prog.</text:span></text:p>
        </draw:rect>
        <draw:rect draw:style-name="gr16" draw:text-style-name="P8" draw:layer="layout" svg:width="3.5cm" svg:height="3.75cm" svg:x="22.749cm" svg:y="12.5cm">
          <text:p text:style-name="P4"><text:span text:style-name="T3">...</text:span></text:p>
        </draw:rect>
        <draw:rect draw:style-name="gr5" draw:text-style-name="P8" draw:layer="layout" svg:width="2.65cm" svg:height="0.7cm" svg:x="4.049cm" svg:y="13.55cm">
          <text:p text:style-name="P4"><text:span text:style-name="T3">Daten</text:span></text:p>
        </draw:rect>
        <draw:rect draw:style-name="gr5" draw:text-style-name="P8" draw:layer="layout" svg:width="2.65cm" svg:height="0.7cm" svg:x="4.049cm" svg:y="12.65cm">
          <text:p text:style-name="P4"><text:span text:style-name="T3">Modell</text:span></text:p>
        </draw:rect>
        <draw:rect draw:style-name="gr5" draw:text-style-name="P8" draw:layer="layout" svg:width="2.65cm" svg:height="0.7cm" svg:x="4.049cm" svg:y="11.75cm">
          <text:p text:style-name="P4"><text:span text:style-name="T3">Prog.</text:span></text:p>
        </draw:rect>
        <draw:rect draw:style-name="gr16" draw:text-style-name="P8" draw:layer="layout" svg:width="3.5cm" svg:height="3.75cm" svg:x="3.499cm" svg:y="10.85cm">
          <text:p text:style-name="P4"><text:span text:style-name="T3">HP</text:span></text:p>
        </draw:rect>
        <draw:rect draw:style-name="gr5" draw:text-style-name="P8" draw:layer="layout" svg:width="2.65cm" svg:height="0.7cm" svg:x="8.299cm" svg:y="13.55cm">
          <text:p text:style-name="P4"><text:span text:style-name="T3">Daten</text:span></text:p>
        </draw:rect>
        <draw:rect draw:style-name="gr5" draw:text-style-name="P8" draw:layer="layout" svg:width="2.65cm" svg:height="0.7cm" svg:x="8.299cm" svg:y="12.65cm">
          <text:p text:style-name="P4"><text:span text:style-name="T3">Modell</text:span></text:p>
        </draw:rect>
        <draw:rect draw:style-name="gr5" draw:text-style-name="P8" draw:layer="layout" svg:width="2.65cm" svg:height="0.7cm" svg:x="8.299cm" svg:y="11.75cm">
          <text:p text:style-name="P4"><text:span text:style-name="T3">Prog.</text:span></text:p>
        </draw:rect>
        <draw:rect draw:style-name="gr16" draw:text-style-name="P8" draw:layer="layout" svg:width="3.5cm" svg:height="3.75cm" svg:x="7.749cm" svg:y="10.85cm">
          <text:p text:style-name="P4"><text:span text:style-name="T3">Unfall</text:span></text:p>
        </draw:rect>
        <draw:rect draw:style-name="gr5" draw:text-style-name="P8" draw:layer="layout" svg:width="2.65cm" svg:height="0.7cm" svg:x="4.049cm" svg:y="17.45cm">
          <text:p text:style-name="P4"><text:span text:style-name="T3">Daten</text:span></text:p>
        </draw:rect>
        <draw:rect draw:style-name="gr5" draw:text-style-name="P8" draw:layer="layout" svg:width="2.65cm" svg:height="0.7cm" svg:x="4.049cm" svg:y="16.55cm">
          <text:p text:style-name="P4"><text:span text:style-name="T3">Modell</text:span></text:p>
        </draw:rect>
        <draw:rect draw:style-name="gr5" draw:text-style-name="P8" draw:layer="layout" svg:width="2.65cm" svg:height="0.7cm" svg:x="4.049cm" svg:y="15.65cm">
          <text:p text:style-name="P4"><text:span text:style-name="T3">Prog.</text:span></text:p>
        </draw:rect>
        <draw:rect draw:style-name="gr16" draw:text-style-name="P8" draw:layer="layout" svg:width="3.5cm" svg:height="3.75cm" svg:x="3.499cm" svg:y="14.75cm">
          <text:p text:style-name="P4"><text:span text:style-name="T3">Kranken</text:span></text:p>
        </draw:rect>
        <draw:rect draw:style-name="gr5" draw:text-style-name="P8" draw:layer="layout" svg:width="2.65cm" svg:height="0.7cm" svg:x="8.299cm" svg:y="17.45cm">
          <text:p text:style-name="P4"><text:span text:style-name="T3">Daten</text:span></text:p>
        </draw:rect>
        <draw:rect draw:style-name="gr5" draw:text-style-name="P8" draw:layer="layout" svg:width="2.65cm" svg:height="0.7cm" svg:x="8.299cm" svg:y="16.55cm">
          <text:p text:style-name="P4"><text:span text:style-name="T3">Modell</text:span></text:p>
        </draw:rect>
        <draw:rect draw:style-name="gr5" draw:text-style-name="P8" draw:layer="layout" svg:width="2.65cm" svg:height="0.7cm" svg:x="8.299cm" svg:y="15.65cm">
          <text:p text:style-name="P4"><text:span text:style-name="T3">Prog.</text:span></text:p>
        </draw:rect>
        <draw:rect draw:style-name="gr16" draw:text-style-name="P8" draw:layer="layout" svg:width="3.5cm" svg:height="3.75cm" svg:x="7.749cm" svg:y="14.75cm">
          <text:p text:style-name="P4"><text:span text:style-name="T3">...</text:span></text:p>
        </draw:rect>
        <draw:line draw:style-name="gr20" draw:text-style-name="P6" draw:layer="layout" svg:x1="11.749cm" svg:y1="13.05cm" svg:x2="18.249cm" svg:y2="13.05cm">
          <text:p text:style-name="P4"/>
        </draw:line>
        <draw:frame draw:style-name="gr19" draw:text-style-name="P9" draw:layer="layout" svg:width="4.771cm" svg:height="0.713cm" svg:x="12.99cm" svg:y="13.189cm">
          <draw:text-box>
            <text:p text:style-name="P4"><text:span text:style-name="T3">Festschreiben</text:span></text:p>
          </draw:text-box>
        </draw:frame>
        <presentation:notes draw:style-name="dp2">
          <draw:page-thumbnail draw:style-name="gr2" draw:layer="layout" svg:width="15.566cm" svg:height="11.007cm" svg:x="2.8cm" svg:y="2.328cm" draw:page-number="12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Der Aktualisieren-Festschreiben-Zyklus (2)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Aktualisieren (Update)</text:p>
              </text:list-item>
            </text:list>
            <text:list text:style-name="L3">
              <text:list-item>
                <text:list>
                  <text:list-item>
                    <text:p text:style-name="P11">Mit Aktualisieren werden die aktuellen Daten aus dem Repository auf den lokalen Arbeitsplazt geholt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Bereits gemachte Änderungen auf dem lokalen Arbeitsplatz bleiben erhalten.</text:p>
                  </text:list-item>
                </text:list>
              </text:list-item>
            </text:list>
            <text:list text:style-name="L3">
              <text:list-item>
                <text:p text:style-name="P5">Festschreiben (Commit)</text:p>
              </text:list-item>
            </text:list>
            <text:list text:style-name="L3">
              <text:list-item>
                <text:list>
                  <text:list-item>
                    <text:p text:style-name="P11">Die lokalen Ändernung werden in das Repository geschrieben.</text:p>
                  </text:list-item>
                </text:list>
              </text:list-item>
            </text:list>
            <text:list text:style-name="L3">
              <text:list-item>
                <text:p text:style-name="P5">Beide Befehle beziehen sich immer auf ein gesamtes Projekt.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3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Wiederherstellen aus dem Repository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Mit Wiederherstellen können lokal gelöschte Dateien (Produktbausteine, Tabellen, Testfälle) wieder aus dem Repository auf den lokalen Arbeitsplatz kopiert werden.</text:p>
              </text:list-item>
            </text:list>
            <text:list text:style-name="L3">
              <text:list-item>
                <text:p text:style-name="P5">Der Befehl kann auf das gesamte Projekt oder einzelne Pakete ausgeführt werden.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4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Änderungsprotokoll anzeigen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Mit „Protokoll/Historie anzeigen“ kann die Änderungshistorie einer Datei angezeigt werden.</text:p>
              </text:list-item>
            </text:list>
            <text:list text:style-name="L3">
              <text:list-item>
                <text:p text:style-name="P5">Zwei Arten von Historien (Überarbeitungen)</text:p>
              </text:list-item>
            </text:list>
            <text:list text:style-name="L3">
              <text:list-item>
                <text:list>
                  <text:list-item>
                    <text:p text:style-name="P11">Im Repository gespeicherte Histori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Im lokalen Arbeitsplatz gespeicherte Historien</text:p>
                  </text:list-item>
                </text:list>
              </text:list-item>
            </text:list>
            <text:list text:style-name="L3">
              <text:list-item>
                <text:p text:style-name="P5">Mögliche Aktionen auf einer Historie</text:p>
              </text:list-item>
            </text:list>
            <text:list text:style-name="L3">
              <text:list-item>
                <text:list>
                  <text:list-item>
                    <text:p text:style-name="P11">Öffn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Die Historie zur Ansicht öffne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Inhalt abruf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Den aktuellen Stand durch die Historie ersetze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Aktuelles Element mit lokalem Vergleich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Den historischen Stand mit dem aktuellen Stand vergleich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5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Vergleichswerkzeug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todo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6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Ersetzen durch</text:p>
          </draw:text-box>
        </draw:frame>
        <draw:frame presentation:style-name="pr3" draw:text-style-name="P5" draw:layer="layout" svg:width="23.649cm" svg:height="12.998cm" svg:x="3.034cm" svg:y="5.25cm" presentation:class="outline" presentation:placeholder="true">
          <draw:text-box/>
        </draw:frame>
        <presentation:notes draw:style-name="dp2">
          <draw:page-thumbnail draw:style-name="gr2" draw:layer="layout" svg:width="15.566cm" svg:height="11.007cm" svg:x="2.8cm" svg:y="2.328cm" draw:page-number="17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Synchronisieren</text:p>
          </draw:text-box>
        </draw:frame>
        <draw:frame presentation:style-name="pr3" draw:text-style-name="P5" draw:layer="layout" svg:width="23.649cm" svg:height="12.998cm" svg:x="3.034cm" svg:y="5.25cm" presentation:class="outline" presentation:placeholder="true">
          <draw:text-box/>
        </draw:frame>
        <presentation:notes draw:style-name="dp2">
          <draw:page-thumbnail draw:style-name="gr2" draw:layer="layout" svg:width="15.566cm" svg:height="11.007cm" svg:x="2.8cm" svg:y="2.328cm" draw:page-number="18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draw:rect draw:style-name="gr3" draw:text-style-name="P6" draw:layer="layout" svg:width="22.25cm" svg:height="1.25cm" svg:x="3cm" svg:y="8.25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5">Grundlagen</text:p>
              </text:list-item>
            </text:list>
            <text:list text:style-name="L3">
              <text:list-item>
                <text:p text:style-name="P5">Bearbeiten von Produktdaten im Team</text:p>
              </text:list-item>
            </text:list>
            <text:list text:style-name="L3">
              <text:list-item>
                <text:list>
                  <text:list-item>
                    <text:p text:style-name="P11">Grundfunktionen zum Arbeiten im Te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Lösung von „Konflikten“</text:p>
                  </text:list-item>
                </text:list>
              </text:list-item>
            </text:list>
            <text:list text:style-name="L3">
              <text:list-item>
                <text:p text:style-name="P5">Übergabeprozess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19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Standard" presentation:presentation-page-layout-name="AL1T1">
        <draw:ellipse draw:style-name="gr11" draw:text-style-name="P6" draw:layer="layout" svg:width="8.5cm" svg:height="1.828cm" svg:x="3.248cm" svg:y="10.022cm">
          <text:p text:style-name="P4"/>
        </draw:ellipse>
        <draw:ellipse draw:style-name="gr11" draw:text-style-name="P6" draw:layer="layout" svg:width="8.5cm" svg:height="1.828cm" svg:x="3.248cm" svg:y="9.822cm">
          <text:p text:style-name="P4"/>
        </draw:ellipse>
        <draw:rect draw:style-name="gr10" draw:text-style-name="P2" draw:layer="layout" svg:width="8.5cm" svg:height="3.912cm" svg:x="3.248cm" svg:y="6.838cm">
          <text:p text:style-name="P4"><text:span text:style-name="T2"/></text:p>
          <text:p text:style-name="P1"><text:span text:style-name="T2"/></text:p>
          <text:p text:style-name="P1"><text:span text:style-name="T4"/></text:p>
        </draw:rect>
        <draw:ellipse draw:style-name="gr11" draw:text-style-name="P6" draw:layer="layout" svg:width="7.75cm" svg:height="2.8cm" svg:x="18.349cm" svg:y="16.35cm">
          <text:p text:style-name="P4"/>
        </draw:ellipse>
        <draw:rect draw:style-name="gr10" draw:text-style-name="P2" draw:layer="layout" svg:width="7.75cm" svg:height="11cm" svg:x="18.349cm" svg:y="6.65cm">
          <text:p text:style-name="P1"><text:span text:style-name="T2"/></text:p>
          <text:p text:style-name="P1"><text:span text:style-name="T4"/></text:p>
        </draw:rect>
        <draw:frame presentation:style-name="pr2" draw:text-style-name="P4" draw:layer="layout" svg:width="23.649cm" svg:height="2.587cm" svg:x="2.999cm" svg:y="2cm" presentation:class="title" presentation:user-transformed="true">
          <draw:text-box>
            <text:p text:style-name="P4">Entstehung von Konflikten (1)</text:p>
          </draw:text-box>
        </draw:frame>
        <draw:ellipse draw:style-name="gr11" draw:text-style-name="P6" draw:layer="layout" svg:width="7.75cm" svg:height="1.75cm" svg:x="18.349cm" svg:y="5.75cm">
          <text:p text:style-name="P4"/>
        </draw:ellipse>
        <draw:rect draw:style-name="gr5" draw:text-style-name="P8" draw:layer="layout" svg:width="5.201cm" svg:height="2.25cm" svg:x="4.899cm" svg:y="8.2cm">
          <text:p text:style-name="P4"><text:span text:style-name="T3">Produktbaustein</text:span></text:p>
          <text:p text:style-name="P4"><text:span text:style-name="T3">XYZ</text:span></text:p>
          <text:p text:style-name="P4"><text:span text:style-name="T3">Revision 1.10</text:span></text:p>
        </draw:rect>
        <draw:rect draw:style-name="gr12" draw:text-style-name="P2" draw:layer="layout" svg:width="8.25cm" svg:height="1cm" svg:x="3.248cm" svg:y="4.5cm">
          <text:p text:style-name="P1"><text:span text:style-name="T4">Faktor-IPS</text:span></text:p>
        </draw:rect>
        <draw:ellipse draw:style-name="gr11" draw:text-style-name="P6" draw:layer="layout" svg:width="8.5cm" svg:height="1.143cm" svg:x="3.248cm" svg:y="6.25cm">
          <text:p text:style-name="P4"/>
        </draw:ellipse>
        <draw:rect draw:style-name="gr21" draw:text-style-name="P6" draw:layer="layout" svg:width="11.75cm" svg:height="7.5cm" svg:x="1.249cm" svg:y="4.25cm">
          <text:p text:style-name="P4"/>
        </draw:rect>
        <draw:line draw:style-name="gr8" draw:text-style-name="P6" draw:layer="layout" svg:x1="7.499cm" svg:y1="5.5cm" svg:x2="7.499cm" svg:y2="6.25cm">
          <text:p text:style-name="P4"/>
        </draw:line>
        <draw:frame draw:style-name="gr17" draw:text-style-name="P9" draw:layer="layout" svg:width="3.882cm" svg:height="0.713cm" svg:x="5.689cm" svg:y="6.587cm">
          <draw:text-box>
            <text:p text:style-name="P4"><text:span text:style-name="T3">Lokale Kopie</text:span></text:p>
          </draw:text-box>
        </draw:frame>
        <draw:line draw:style-name="gr18" draw:text-style-name="P6" draw:layer="layout" svg:x1="11.749cm" svg:y1="8.5cm" svg:x2="18.249cm" svg:y2="8.5cm">
          <text:p text:style-name="P4"/>
        </draw:line>
        <draw:frame draw:style-name="gr19" draw:text-style-name="P9" draw:layer="layout" svg:width="4.771cm" svg:height="0.713cm" svg:x="13.589cm" svg:y="8.638cm">
          <draw:text-box>
            <text:p text:style-name="P4"><text:span text:style-name="T3">Aktualisieren</text:span></text:p>
          </draw:text-box>
        </draw:frame>
        <draw:frame draw:style-name="gr14" draw:text-style-name="P2" draw:layer="layout" svg:width="6.25cm" svg:height="0.945cm" svg:x="19.049cm" svg:y="6.25cm">
          <draw:text-box>
            <text:p text:style-name="P1"><text:span text:style-name="T4">CVS Repository</text:span></text:p>
          </draw:text-box>
        </draw:frame>
        <draw:frame draw:style-name="gr22" draw:text-style-name="P9" draw:layer="layout" svg:width="6.094cm" svg:height="0.757cm" draw:transform="rotate (1.57742857795218) translate (1.536cm 11.25cm)">
          <draw:text-box>
            <text:p text:style-name="P4"><text:span text:style-name="T3">Lokaler Arbeitsplatz 1</text:span></text:p>
          </draw:text-box>
        </draw:frame>
        <draw:ellipse draw:style-name="gr11" draw:text-style-name="P6" draw:layer="layout" svg:width="8.5cm" svg:height="1.828cm" svg:x="3.248cm" svg:y="17.722cm">
          <text:p text:style-name="P4"/>
        </draw:ellipse>
        <draw:rect draw:style-name="gr12" draw:text-style-name="P2" draw:layer="layout" svg:width="8.25cm" svg:height="1cm" svg:x="3.249cm" svg:y="12.4cm">
          <text:p text:style-name="P1"><text:span text:style-name="T4">Eclipse &amp; Faktor-IPS</text:span></text:p>
        </draw:rect>
        <draw:rect draw:style-name="gr10" draw:text-style-name="P2" draw:layer="layout" svg:width="8.5cm" svg:height="3.912cm" svg:x="3.248cm" svg:y="14.738cm">
          <text:p text:style-name="P4"><text:span text:style-name="T2"/></text:p>
          <text:p text:style-name="P1"><text:span text:style-name="T2"/></text:p>
          <text:p text:style-name="P1"><text:span text:style-name="T4"/></text:p>
        </draw:rect>
        <draw:ellipse draw:style-name="gr11" draw:text-style-name="P6" draw:layer="layout" svg:width="8.5cm" svg:height="1.143cm" svg:x="3.248cm" svg:y="14.15cm">
          <text:p text:style-name="P4"/>
        </draw:ellipse>
        <draw:rect draw:style-name="gr21" draw:text-style-name="P6" draw:layer="layout" svg:width="11.75cm" svg:height="7.5cm" svg:x="1.249cm" svg:y="12.15cm">
          <text:p text:style-name="P4"/>
        </draw:rect>
        <draw:line draw:style-name="gr8" draw:text-style-name="P6" draw:layer="layout" svg:x1="7.499cm" svg:y1="13.4cm" svg:x2="7.499cm" svg:y2="14.15cm">
          <text:p text:style-name="P4"/>
        </draw:line>
        <draw:frame draw:style-name="gr17" draw:text-style-name="P9" draw:layer="layout" svg:width="3.882cm" svg:height="0.713cm" svg:x="5.689cm" svg:y="14.487cm">
          <draw:text-box>
            <text:p text:style-name="P4"><text:span text:style-name="T3">Lokale Kopie</text:span></text:p>
          </draw:text-box>
        </draw:frame>
        <draw:line draw:style-name="gr18" draw:text-style-name="P6" draw:layer="layout" svg:x1="11.75cm" svg:y1="16.25cm" svg:x2="18.25cm" svg:y2="16.25cm">
          <text:p text:style-name="P4"/>
        </draw:line>
        <draw:frame draw:style-name="gr19" draw:text-style-name="P9" draw:layer="layout" svg:width="4.771cm" svg:height="0.713cm" svg:x="13.689cm" svg:y="16.538cm">
          <draw:text-box>
            <text:p text:style-name="P4"><text:span text:style-name="T3">Aktualisieren</text:span></text:p>
          </draw:text-box>
        </draw:frame>
        <draw:frame draw:style-name="gr22" draw:text-style-name="P9" draw:layer="layout" svg:width="6.094cm" svg:height="0.757cm" draw:transform="rotate (1.57725404502698) translate (1.535cm 19.15cm)">
          <draw:text-box>
            <text:p text:style-name="P4"><text:span text:style-name="T3">Lokaler Arbeitsplatz 2</text:span></text:p>
          </draw:text-box>
        </draw:frame>
        <draw:rect draw:style-name="gr5" draw:text-style-name="P8" draw:layer="layout" svg:width="5.201cm" svg:height="2.25cm" svg:x="4.9cm" svg:y="15.9cm">
          <text:p text:style-name="P4"><text:span text:style-name="T3">Produktbaustein</text:span></text:p>
          <text:p text:style-name="P4"><text:span text:style-name="T3">XYZ</text:span></text:p>
          <text:p text:style-name="P4"><text:span text:style-name="T3">Revision 1.10</text:span></text:p>
        </draw:rect>
        <draw:rect draw:style-name="gr5" draw:text-style-name="P8" draw:layer="layout" svg:width="5.201cm" svg:height="2.25cm" svg:x="19.5cm" svg:y="10.5cm">
          <text:p text:style-name="P4"><text:span text:style-name="T3">Produktbaustein</text:span></text:p>
          <text:p text:style-name="P4"><text:span text:style-name="T3">XYZ</text:span></text:p>
          <text:p text:style-name="P4"><text:span text:style-name="T3">Revision 1.10</text:span></text:p>
        </draw:rect>
        <presentation:notes draw:style-name="dp2">
          <draw:page-thumbnail draw:style-name="gr2" draw:layer="layout" svg:width="15.566cm" svg:height="11.007cm" svg:x="2.8cm" svg:y="2.328cm" draw:page-number="20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Standard" presentation:presentation-page-layout-name="AL1T1">
        <draw:ellipse draw:style-name="gr11" draw:text-style-name="P6" draw:layer="layout" svg:width="8.5cm" svg:height="1.828cm" svg:x="3.248cm" svg:y="10.022cm">
          <text:p text:style-name="P4"/>
        </draw:ellipse>
        <draw:ellipse draw:style-name="gr11" draw:text-style-name="P6" draw:layer="layout" svg:width="8.5cm" svg:height="1.828cm" svg:x="3.248cm" svg:y="9.822cm">
          <text:p text:style-name="P4"/>
        </draw:ellipse>
        <draw:rect draw:style-name="gr10" draw:text-style-name="P2" draw:layer="layout" svg:width="8.5cm" svg:height="3.912cm" svg:x="3.248cm" svg:y="6.838cm">
          <text:p text:style-name="P4"><text:span text:style-name="T2"/></text:p>
          <text:p text:style-name="P1"><text:span text:style-name="T2"/></text:p>
          <text:p text:style-name="P1"><text:span text:style-name="T4"/></text:p>
        </draw:rect>
        <draw:ellipse draw:style-name="gr11" draw:text-style-name="P6" draw:layer="layout" svg:width="7.75cm" svg:height="2.8cm" svg:x="18.349cm" svg:y="16.35cm">
          <text:p text:style-name="P4"/>
        </draw:ellipse>
        <draw:rect draw:style-name="gr10" draw:text-style-name="P2" draw:layer="layout" svg:width="7.75cm" svg:height="11cm" svg:x="18.349cm" svg:y="6.65cm">
          <text:p text:style-name="P1"><text:span text:style-name="T2"/></text:p>
          <text:p text:style-name="P1"><text:span text:style-name="T4"/></text:p>
        </draw:rect>
        <draw:frame presentation:style-name="pr2" draw:text-style-name="P4" draw:layer="layout" svg:width="23.649cm" svg:height="2.587cm" svg:x="2.999cm" svg:y="2cm" presentation:class="title" presentation:user-transformed="true">
          <draw:text-box>
            <text:p text:style-name="P4">Entstehung von Konflikten (2)</text:p>
          </draw:text-box>
        </draw:frame>
        <draw:ellipse draw:style-name="gr11" draw:text-style-name="P6" draw:layer="layout" svg:width="7.75cm" svg:height="1.75cm" svg:x="18.349cm" svg:y="5.75cm">
          <text:p text:style-name="P4"/>
        </draw:ellipse>
        <draw:rect draw:style-name="gr5" draw:text-style-name="P8" draw:layer="layout" svg:width="5.201cm" svg:height="2.25cm" svg:x="4.899cm" svg:y="8.2cm">
          <text:p text:style-name="P4"><text:span text:style-name="T3">Produktbaustein</text:span></text:p>
          <text:p text:style-name="P4"><text:span text:style-name="T3">XYZ</text:span></text:p>
          <text:p text:style-name="P4"><text:span text:style-name="T3">Revision 1.11</text:span></text:p>
        </draw:rect>
        <draw:rect draw:style-name="gr12" draw:text-style-name="P2" draw:layer="layout" svg:width="8.25cm" svg:height="1cm" svg:x="3.248cm" svg:y="4.5cm">
          <text:p text:style-name="P1"><text:span text:style-name="T4">Faktor-IPS</text:span></text:p>
        </draw:rect>
        <draw:ellipse draw:style-name="gr11" draw:text-style-name="P6" draw:layer="layout" svg:width="8.5cm" svg:height="1.143cm" svg:x="3.248cm" svg:y="6.25cm">
          <text:p text:style-name="P4"/>
        </draw:ellipse>
        <draw:rect draw:style-name="gr21" draw:text-style-name="P6" draw:layer="layout" svg:width="11.75cm" svg:height="7.5cm" svg:x="1.249cm" svg:y="4.25cm">
          <text:p text:style-name="P4"/>
        </draw:rect>
        <draw:line draw:style-name="gr8" draw:text-style-name="P6" draw:layer="layout" svg:x1="7.499cm" svg:y1="5.5cm" svg:x2="7.499cm" svg:y2="6.25cm">
          <text:p text:style-name="P4"/>
        </draw:line>
        <draw:frame draw:style-name="gr17" draw:text-style-name="P9" draw:layer="layout" svg:width="3.882cm" svg:height="0.713cm" svg:x="5.689cm" svg:y="6.587cm">
          <draw:text-box>
            <text:p text:style-name="P4"><text:span text:style-name="T3">Lokale Kopie</text:span></text:p>
          </draw:text-box>
        </draw:frame>
        <draw:line draw:style-name="gr20" draw:text-style-name="P6" draw:layer="layout" svg:x1="11.749cm" svg:y1="8.5cm" svg:x2="18.249cm" svg:y2="8.5cm">
          <text:p text:style-name="P4"/>
        </draw:line>
        <draw:frame draw:style-name="gr19" draw:text-style-name="P9" draw:layer="layout" svg:width="4.771cm" svg:height="0.713cm" svg:x="13.589cm" svg:y="8.638cm">
          <draw:text-box>
            <text:p text:style-name="P4"><text:span text:style-name="T3">Festschreiben</text:span></text:p>
          </draw:text-box>
        </draw:frame>
        <draw:frame draw:style-name="gr14" draw:text-style-name="P2" draw:layer="layout" svg:width="6.25cm" svg:height="0.945cm" svg:x="19.049cm" svg:y="6.25cm">
          <draw:text-box>
            <text:p text:style-name="P1"><text:span text:style-name="T4">CVS Repository</text:span></text:p>
          </draw:text-box>
        </draw:frame>
        <draw:frame draw:style-name="gr22" draw:text-style-name="P9" draw:layer="layout" svg:width="6.094cm" svg:height="0.757cm" draw:transform="rotate (1.57742857795218) translate (1.536cm 11.25cm)">
          <draw:text-box>
            <text:p text:style-name="P4"><text:span text:style-name="T3">Lokaler Arbeitsplatz 1</text:span></text:p>
          </draw:text-box>
        </draw:frame>
        <draw:ellipse draw:style-name="gr11" draw:text-style-name="P6" draw:layer="layout" svg:width="8.5cm" svg:height="1.828cm" svg:x="3.248cm" svg:y="17.722cm">
          <text:p text:style-name="P4"/>
        </draw:ellipse>
        <draw:rect draw:style-name="gr12" draw:text-style-name="P2" draw:layer="layout" svg:width="8.25cm" svg:height="1cm" svg:x="3.249cm" svg:y="12.4cm">
          <text:p text:style-name="P1"><text:span text:style-name="T4">Eclipse &amp; Faktor-IPS</text:span></text:p>
        </draw:rect>
        <draw:rect draw:style-name="gr10" draw:text-style-name="P2" draw:layer="layout" svg:width="8.5cm" svg:height="3.912cm" svg:x="3.248cm" svg:y="14.738cm">
          <text:p text:style-name="P4"><text:span text:style-name="T2"/></text:p>
          <text:p text:style-name="P1"><text:span text:style-name="T2"/></text:p>
          <text:p text:style-name="P1"><text:span text:style-name="T4"/></text:p>
        </draw:rect>
        <draw:ellipse draw:style-name="gr11" draw:text-style-name="P6" draw:layer="layout" svg:width="8.5cm" svg:height="1.143cm" svg:x="3.248cm" svg:y="14.15cm">
          <text:p text:style-name="P4"/>
        </draw:ellipse>
        <draw:rect draw:style-name="gr21" draw:text-style-name="P6" draw:layer="layout" svg:width="11.75cm" svg:height="7.5cm" svg:x="1.249cm" svg:y="12.15cm">
          <text:p text:style-name="P4"/>
        </draw:rect>
        <draw:line draw:style-name="gr8" draw:text-style-name="P6" draw:layer="layout" svg:x1="7.499cm" svg:y1="13.4cm" svg:x2="7.499cm" svg:y2="14.15cm">
          <text:p text:style-name="P4"/>
        </draw:line>
        <draw:frame draw:style-name="gr17" draw:text-style-name="P9" draw:layer="layout" svg:width="3.882cm" svg:height="0.713cm" svg:x="5.689cm" svg:y="14.487cm">
          <draw:text-box>
            <text:p text:style-name="P4"><text:span text:style-name="T3">Lokale Kopie</text:span></text:p>
          </draw:text-box>
        </draw:frame>
        <draw:frame draw:style-name="gr22" draw:text-style-name="P9" draw:layer="layout" svg:width="6.094cm" svg:height="0.757cm" draw:transform="rotate (1.57725404502698) translate (1.535cm 19.15cm)">
          <draw:text-box>
            <text:p text:style-name="P4"><text:span text:style-name="T3">Lokaler Arbeitsplatz 2</text:span></text:p>
          </draw:text-box>
        </draw:frame>
        <draw:rect draw:style-name="gr5" draw:text-style-name="P8" draw:layer="layout" svg:width="5.201cm" svg:height="2.25cm" svg:x="4.9cm" svg:y="15.9cm">
          <text:p text:style-name="P4"><text:span text:style-name="T3">Produktbaustein</text:span></text:p>
          <text:p text:style-name="P4"><text:span text:style-name="T3">XYZ</text:span></text:p>
          <text:p text:style-name="P4"><text:span text:style-name="T3">Revision 1.10</text:span></text:p>
        </draw:rect>
        <draw:rect draw:style-name="gr5" draw:text-style-name="P8" draw:layer="layout" svg:width="5.201cm" svg:height="2.25cm" svg:x="19.5cm" svg:y="10.5cm">
          <text:p text:style-name="P4"><text:span text:style-name="T3">Produktbaustein</text:span></text:p>
          <text:p text:style-name="P4"><text:span text:style-name="T3">XYZ</text:span></text:p>
          <text:p text:style-name="P4"><text:span text:style-name="T3">Revision 1.11</text:span></text:p>
        </draw:rect>
        <draw:line draw:style-name="gr23" draw:text-style-name="P6" draw:layer="layout" svg:x1="11.749cm" svg:y1="15.9cm" svg:x2="18.249cm" svg:y2="15.9cm">
          <text:p text:style-name="P4"/>
        </draw:line>
        <draw:frame draw:style-name="gr19" draw:text-style-name="P9" draw:layer="layout" svg:width="4.771cm" svg:height="0.713cm" svg:x="13.59cm" svg:y="16.139cm">
          <draw:text-box>
            <text:p text:style-name="P4"><text:span text:style-name="T3">! Konflikt !</text:span></text:p>
          </draw:text-box>
        </draw:frame>
        <presentation:notes draw:style-name="dp2">
          <draw:page-thumbnail draw:style-name="gr2" draw:layer="layout" svg:width="15.566cm" svg:height="11.007cm" svg:x="2.8cm" svg:y="2.328cm" draw:page-number="21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Konfliktproblem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Zwei Anwender habe die gleiche Revision eines Produktbausteins aus dem Repository geholt.</text:p>
              </text:list-item>
            </text:list>
            <text:list text:style-name="L3">
              <text:list-item>
                <text:p text:style-name="P5">Anwender 1 hat den Baustein geändert und wieder ins Respository festgeschrieben.</text:p>
              </text:list-item>
            </text:list>
            <text:list text:style-name="L3">
              <text:list-item>
                <text:p text:style-name="P5">Anwender 2 hat den Baustein ebenfalls geändert. </text:p>
              </text:list-item>
            </text:list>
            <text:list text:style-name="L3">
              <text:list-item>
                <text:p text:style-name="P5">Beim Festschreiben ins Repository bekommt er einen Konflikt gemeldet, da die Änderungen von Anwender 1 nicht einfach überschrieben werden dürfen.</text:p>
              </text:list-item>
            </text:list>
            <text:list text:style-name="L3">
              <text:list-item>
                <text:p text:style-name="P5">Anwender 2 muss den „Konflikt“ lösen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2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Vorgehen bei einem Konflikt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Klären: Welche Daten soll der Produktbaustein enthalten?</text:p>
              </text:list-item>
            </text:list>
            <text:list text:style-name="L3">
              <text:list-item>
                <text:p text:style-name="P5">3 Fälle</text:p>
              </text:list-item>
            </text:list>
            <text:list text:style-name="L3">
              <text:list-item>
                <text:list>
                  <text:list-item>
                    <text:p text:style-name="P11">Der Zustand im Repository ist bereits korrekt. Die lokalen Änderungen können verworfen werden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Der Zustand im lokalen Arbeitsbereich ist korrekt, der Stand im Repository kann überschrieben werden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Der Sollzustand ergibt sich aus den eigenen lokalen Änderungen und den Zustand im Repository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3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Fall 1: Der Zustand im Repository ist korrekt. 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Die lokalen Änderungen werden mit der Aktion „Ersetzen durch“ verworfen.</text:p>
              </text:list-item>
            </text:list>
            <text:list text:style-name="L3">
              <text:list-item>
                <text:p text:style-name="P5">Achtung: Aktualisieren funktioniert nicht, da hiermit nur konfliktfreie Daten aus dem Repository geholt werden!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4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5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>
          <draw:text-box>
            <text:p text:style-name="P4">Fall 2: Der Zustand im lokalen Arbeitsbereich ist korrekt</text:p>
          </draw:text-box>
        </draw:frame>
        <draw:frame presentation:style-name="pr3" draw:text-style-name="P5" draw:layer="layout" svg:width="23.649cm" svg:height="12.998cm" svg:x="3.034cm" svg:y="5.25cm" presentation:class="outline">
          <draw:text-box>
            <text:list text:style-name="L3">
              <text:list-item>
                <text:p text:style-name="P5">Das gesamte Projekt mit dem Repository synchronisieren</text:p>
              </text:list-item>
            </text:list>
            <text:list text:style-name="L3">
              <text:list-item>
                <text:list>
                  <text:list-item>
                    <text:p text:style-name="P11">Die Datei bei der ein Konflikt besteht als gemischt (zusammengeführt) markieren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Danach kann die Datei ganz normal festgeschrieben werde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5" presentation:class="page"/>
          <draw:frame presentation:style-name="pr4" draw:text-style-name="P4" draw:layer="layout" svg:width="15.451cm" svg:height="13.336cm" svg:x="2.752cm" svg:y="14.182cm" presentation:class="notes" presentation:placeholder="true">
            <draw:text-box/>
          </draw:frame>
        </presentation:notes>
      </draw:page>
      <draw:page draw:name="page26" draw:style-name="dp1" draw:master-page-name="Standard" presentation:presentation-page-layout-name="AL1T1">
        <draw:frame presentation:style-name="pr2" draw:text-style-name="P4" draw:layer="layout" svg:width="23.649cm" svg:height="2.587cm" svg:x="3.034cm" svg:y="2.414cm" presentation:class="title" presentation:user-transformed="true">
          <draw:text-box>
            <text:p text:style-name="P4">Fall 3: Sollzustand ergibt sich aus den eigenen lokalen Änderungen und den Zustand im Repository.</text:p>
          </draw:text-box>
        </draw:frame>
        <draw:frame presentation:style-name="pr3" draw:text-style-name="P5" draw:layer="layout" svg:width="23.649cm" svg:height="12.998cm" svg:x="3.034cm" svg:y="5.25cm" presentation:class="outline" presentation:user-transformed="true">
          <draw:text-box>
            <text:list text:style-name="L3">
              <text:list-item>
                <text:p text:style-name="P5">Am einfachsten: </text:p>
              </text:list-item>
            </text:list>
            <text:list text:style-name="L3">
              <text:list-item>
                <text:list>
                  <text:list-item>
                    <text:p text:style-name="P11">Lokale Änderungen verwerfen, indem man sich mit der Aktion „Ersetzen durch“ den Stand aus dem Repository holt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Änderungen erneut durchführ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Änderungen festschreiben</text:p>
                  </text:list-item>
                </text:list>
              </text:list-item>
            </text:list>
            <text:list text:style-name="L3">
              <text:list-item>
                <text:p text:style-name="P5">Alternativ</text:p>
              </text:list-item>
            </text:list>
            <text:list text:style-name="L3">
              <text:list-item>
                <text:list>
                  <text:list-item>
                    <text:p text:style-name="P11">Änderungen des anderen Benutzers in der eigenen lokalen Kopie nachziehen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Weiter wie in Fall 2, also 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Projekt synchronisiere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Datei als gemischt / zusammengeführt markiere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2">Änderungen festschreibe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6" presentation:class="page"/>
          <draw:frame presentation:style-name="pr4" draw:text-style-name="P4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Standard" presentation:presentation-page-layout-name="AL1T1">
        <draw:rect draw:style-name="gr3" draw:text-style-name="P6" draw:layer="layout" svg:width="22.25cm" svg:height="1.25cm" svg:x="3cm" svg:y="9.35cm">
          <text:p text:style-name="P4"/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Inhalt</text:p>
          </draw:text-box>
        </draw:frame>
        <draw:frame presentation:style-name="pr3" draw:text-style-name="P5" draw:layer="layout" svg:width="23.649cm" svg:height="12.998cm" svg:x="3.033cm" svg:y="5.25cm" presentation:class="outline" presentation:user-transformed="true">
          <draw:text-box>
            <text:list text:style-name="L3">
              <text:list-item>
                <text:p text:style-name="P5">Grundlagen</text:p>
              </text:list-item>
            </text:list>
            <text:list text:style-name="L3">
              <text:list-item>
                <text:p text:style-name="P5">Bearbeiten von Produktdaten im Team</text:p>
              </text:list-item>
            </text:list>
            <text:list text:style-name="L3">
              <text:list-item>
                <text:list>
                  <text:list-item>
                    <text:p text:style-name="P11">Grundfunktionen zum Arbeiten im Team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1">Lösung von „Konflikten“</text:p>
                  </text:list-item>
                </text:list>
              </text:list-item>
            </text:list>
            <text:list text:style-name="L3">
              <text:list-item>
                <text:p text:style-name="P5">Übergabeprozess</text:p>
              </text:list-item>
            </text:list>
          </draw:text-box>
        </draw:frame>
        <presentation:notes draw:style-name="dp2">
          <draw:page-thumbnail draw:style-name="gr2" draw:layer="layout" svg:width="15.566cm" svg:height="11.007cm" svg:x="2.8cm" svg:y="2.328cm" draw:page-number="27" presentation:class="page"/>
          <draw:frame presentation:style-name="pr1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Standard" presentation:presentation-page-layout-name="AL1T1">
        <office:forms form:automatic-focus="false" form:apply-design-mode="false"/>
        <draw:rect draw:style-name="gr10" draw:text-style-name="P2" draw:layer="layout" svg:width="8.65cm" svg:height="11cm" svg:x="3.349cm" svg:y="6.4cm">
          <text:p text:style-name="P2"><text:span text:style-name="T2"/></text:p>
          <text:p text:style-name="P2"><text:span text:style-name="T4"/></text:p>
        </draw:rect>
        <draw:rect draw:style-name="gr16" draw:text-style-name="P8" draw:layer="layout" svg:width="5.251cm" svg:height="3.75cm" svg:x="5.249cm" svg:y="7.7cm">
          <text:p text:style-name="P9"><text:span text:style-name="T3">HP Version 1.0</text:span></text:p>
        </draw:rect>
        <draw:rect draw:style-name="gr16" draw:text-style-name="P8" draw:layer="layout" svg:width="5.251cm" svg:height="3.75cm" svg:x="4.5cm" svg:y="8.5cm">
          <text:p text:style-name="P9"><text:span text:style-name="T3">HP Version 2.02</text:span></text:p>
        </draw:rect>
        <draw:frame presentation:style-name="pr2" draw:text-style-name="P4" draw:layer="layout" svg:width="23.649cm" svg:height="2.587cm" svg:x="3.033cm" svg:y="2.414cm" presentation:class="title" presentation:user-transformed="true">
          <draw:text-box>
            <text:p text:style-name="P4">Übergeben wird immer eine Version einer Sparte</text:p>
          </draw:text-box>
        </draw:frame>
        <draw:ellipse draw:style-name="gr11" draw:text-style-name="P6" draw:layer="layout" svg:width="8.65cm" svg:height="2.8cm" svg:x="3.349cm" svg:y="16.1cm">
          <text:p text:style-name="P4"/>
        </draw:ellipse>
        <draw:ellipse draw:style-name="gr11" draw:text-style-name="P6" draw:layer="layout" svg:width="8.65cm" svg:height="1.75cm" svg:x="3.349cm" svg:y="5.5cm">
          <text:p text:style-name="P4"/>
        </draw:ellipse>
        <draw:rect draw:style-name="gr5" draw:text-style-name="P8" draw:layer="layout" svg:width="2.65cm" svg:height="0.7cm" svg:x="5.1cm" svg:y="11.95cm">
          <text:p text:style-name="P9"><text:span text:style-name="T3">Daten</text:span></text:p>
        </draw:rect>
        <draw:frame draw:style-name="gr14" draw:text-style-name="P2" draw:layer="layout" svg:width="6.25cm" svg:height="0.945cm" svg:x="4.049cm" svg:y="6cm">
          <draw:text-box>
            <text:p text:style-name="P2">CVS Repository</text:p>
          </draw:text-box>
        </draw:frame>
        <draw:rect draw:style-name="gr5" draw:text-style-name="P8" draw:layer="layout" svg:width="2.65cm" svg:height="0.7cm" svg:x="5.1cm" svg:y="11.05cm">
          <text:p text:style-name="P9"><text:span text:style-name="T3">Modell</text:span></text:p>
        </draw:rect>
        <draw:rect draw:style-name="gr5" draw:text-style-name="P8" draw:layer="layout" svg:width="2.65cm" svg:height="0.7cm" svg:x="5.1cm" svg:y="10.15cm">
          <text:p text:style-name="P9"><text:span text:style-name="T3">Prog.</text:span></text:p>
        </draw:rect>
        <draw:rect draw:style-name="gr24" draw:text-style-name="P8" draw:layer="layout" svg:width="5.251cm" svg:height="3.75cm" svg:x="3.75cm" svg:y="9.25cm">
          <text:p text:style-name="P9"><text:span text:style-name="T3">HP Version 2.03</text:span></text:p>
        </draw:rect>
        <draw:rect draw:style-name="gr5" draw:text-style-name="P8" draw:layer="layout" svg:width="2.65cm" svg:height="0.7cm" svg:x="4.75cm" svg:y="16.45cm">
          <text:p text:style-name="P9"><text:span text:style-name="T3">Daten</text:span></text:p>
        </draw:rect>
        <draw:rect draw:style-name="gr5" draw:text-style-name="P8" draw:layer="layout" svg:width="2.65cm" svg:height="0.7cm" svg:x="4.75cm" svg:y="15.55cm">
          <text:p text:style-name="P9"><text:span text:style-name="T3">Modell</text:span></text:p>
        </draw:rect>
        <draw:rect draw:style-name="gr5" draw:text-style-name="P8" draw:layer="layout" svg:width="2.65cm" svg:height="0.7cm" svg:x="4.75cm" svg:y="14.65cm">
          <text:p text:style-name="P9"><text:span text:style-name="T3">Prog.</text:span></text:p>
        </draw:rect>
        <draw:rect draw:style-name="gr16" draw:text-style-name="P8" draw:layer="layout" svg:width="6.05cm" svg:height="3.75cm" svg:x="4.2cm" svg:y="13.75cm">
          <text:p text:style-name="P9"><text:span text:style-name="T3">Unfall Version 1.10</text:span></text:p>
        </draw:rect>
        <draw:rect draw:style-name="gr13" draw:text-style-name="P2" draw:layer="layout" svg:width="12.25cm" svg:height="5.25cm" svg:x="14.999cm" svg:y="6cm">
          <text:p text:style-name="P13">Praxis</text:p>
        </draw:rect>
        <draw:rect draw:style-name="gr5" draw:text-style-name="P8" draw:layer="layout" svg:width="2.65cm" svg:height="0.7cm" svg:x="21.999cm" svg:y="9.9cm">
          <text:p text:style-name="P9"><text:span text:style-name="T3">Daten</text:span></text:p>
        </draw:rect>
        <draw:rect draw:style-name="gr5" draw:text-style-name="P8" draw:layer="layout" svg:width="2.65cm" svg:height="0.7cm" svg:x="21.999cm" svg:y="9cm">
          <text:p text:style-name="P9"><text:span text:style-name="T3">Modell</text:span></text:p>
        </draw:rect>
        <draw:rect draw:style-name="gr5" draw:text-style-name="P8" draw:layer="layout" svg:width="2.65cm" svg:height="0.7cm" svg:x="21.999cm" svg:y="8.1cm">
          <text:p text:style-name="P9"><text:span text:style-name="T3">Prog.</text:span></text:p>
        </draw:rect>
        <draw:rect draw:style-name="gr16" draw:text-style-name="P8" draw:layer="layout" svg:width="5.5cm" svg:height="3.75cm" svg:x="21.25cm" svg:y="7.2cm">
          <text:p text:style-name="P9"><text:span text:style-name="T3">Unfall Version 1.10</text:span></text:p>
        </draw:rect>
        <draw:rect draw:style-name="gr13" draw:text-style-name="P2" draw:layer="layout" svg:width="12.25cm" svg:height="2.45cm" svg:x="14.999cm" svg:y="11.8cm">
          <text:p text:style-name="P13">Systest</text:p>
        </draw:rect>
        <draw:rect draw:style-name="gr16" draw:text-style-name="P8" draw:layer="layout" svg:width="5.201cm" svg:height="1cm" svg:x="15.449cm" svg:y="13cm">
          <text:p text:style-name="P9"><text:span text:style-name="T3">HP Version 2.02</text:span></text:p>
        </draw:rect>
        <draw:rect draw:style-name="gr16" draw:text-style-name="P8" draw:layer="layout" svg:width="4.801cm" svg:height="1cm" svg:x="20.749cm" svg:y="13cm">
          <text:p text:style-name="P9"><text:span text:style-name="T3">Unfall</text:span></text:p>
        </draw:rect>
        <draw:rect draw:style-name="gr16" draw:text-style-name="P8" draw:layer="layout" svg:width="0.999cm" svg:height="1cm" svg:x="25.75cm" svg:y="13cm">
          <text:p text:style-name="P9"><text:span text:style-name="T3">...</text:span></text:p>
        </draw:rect>
        <draw:rect draw:style-name="gr5" draw:text-style-name="P8" draw:layer="layout" svg:width="2.65cm" svg:height="0.7cm" svg:x="16.799cm" svg:y="9.9cm">
          <text:p text:style-name="P9"><text:span text:style-name="T3">Daten</text:span></text:p>
        </draw:rect>
        <draw:rect draw:style-name="gr5" draw:text-style-name="P8" draw:layer="layout" svg:width="2.65cm" svg:height="0.7cm" svg:x="16.799cm" svg:y="9cm">
          <text:p text:style-name="P9"><text:span text:style-name="T3">Modell</text:span></text:p>
        </draw:rect>
        <draw:rect draw:style-name="gr5" draw:text-style-name="P8" draw:layer="layout" svg:width="2.65cm" svg:height="0.7cm" svg:x="16.799cm" svg:y="8.1cm">
          <text:p text:style-name="P9"><text:span text:style-name="T3">Prog.</text:span></text:p>
        </draw:rect>
        <draw:rect draw:style-name="gr16" draw:text-style-name="P8" draw:layer="layout" svg:width="4.951cm" svg:height="3.75cm" svg:x="15.549cm" svg:y="7.2cm">
          <text:p text:style-name="P9"><text:span text:style-name="T3">HP Version 1.0 </text:span></text:p>
        </draw:rect>
        <draw:rect draw:style-name="gr13" draw:text-style-name="P2" draw:layer="layout" svg:width="12.25cm" svg:height="2.45cm" svg:x="14.999cm" svg:y="14.9cm">
          <text:p text:style-name="P13">Test</text:p>
        </draw:rect>
        <draw:rect draw:style-name="gr16" draw:text-style-name="P8" draw:layer="layout" svg:width="5.201cm" svg:height="1cm" svg:x="15.349cm" svg:y="16cm">
          <text:p text:style-name="P9"><text:span text:style-name="T3">HP Version 2.03</text:span></text:p>
        </draw:rect>
        <draw:rect draw:style-name="gr16" draw:text-style-name="P8" draw:layer="layout" svg:width="4.75cm" svg:height="1cm" svg:x="20.75cm" svg:y="15.95cm">
          <text:p text:style-name="P9"><text:span text:style-name="T3">Unfall</text:span></text:p>
        </draw:rect>
        <draw:rect draw:style-name="gr16" draw:text-style-name="P8" draw:layer="layout" svg:width="1cm" svg:height="1cm" svg:x="25.75cm" svg:y="16cm">
          <text:p text:style-name="P9"><text:span text:style-name="T3">...</text:span></text:p>
        </draw:rect>
        <draw:frame draw:style-name="gr14" draw:text-style-name="P9" draw:layer="layout" svg:width="3cm" svg:height="0.713cm" svg:x="12.149cm" svg:y="9cm">
          <draw:text-box>
            <text:p text:style-name="P9"><text:span text:style-name="T3">Übergabe</text:span></text:p>
          </draw:text-box>
        </draw:frame>
        <draw:line draw:style-name="gr8" draw:text-style-name="P6" draw:layer="layout" svg:x1="11.249cm" svg:y1="9.75cm" svg:x2="15.499cm" svg:y2="9.75cm">
          <text:p text:style-name="P4"/>
        </draw:line>
        <draw:frame draw:style-name="gr14" draw:text-style-name="P9" draw:layer="layout" svg:width="3cm" svg:height="0.713cm" svg:x="12.149cm" svg:y="12.7cm">
          <draw:text-box>
            <text:p text:style-name="P9"><text:span text:style-name="T3">Übergabe</text:span></text:p>
          </draw:text-box>
        </draw:frame>
        <draw:line draw:style-name="gr8" draw:text-style-name="P6" draw:layer="layout" svg:x1="11.249cm" svg:y1="13.45cm" svg:x2="15.499cm" svg:y2="13.45cm">
          <text:p text:style-name="P4"/>
        </draw:line>
        <draw:frame draw:style-name="gr14" draw:text-style-name="P9" draw:layer="layout" svg:width="3cm" svg:height="0.713cm" svg:x="12.149cm" svg:y="14.9cm">
          <draw:text-box>
            <text:p text:style-name="P9"><text:span text:style-name="T3">Übergabe</text:span></text:p>
          </draw:text-box>
        </draw:frame>
        <draw:line draw:style-name="gr8" draw:text-style-name="P6" draw:layer="layout" svg:x1="11.249cm" svg:y1="15.75cm" svg:x2="14.998cm" svg:y2="15.75cm">
          <text:p text:style-name="P4"/>
        </draw:line>
        <presentation:notes draw:style-name="dp2">
          <office:forms form:automatic-focus="false" form:apply-design-mode="false"/>
          <draw:page-thumbnail draw:style-name="gr2" draw:layer="layout" svg:width="15.566cm" svg:height="11.007cm" svg:x="2.8cm" svg:y="2.328cm" draw:page-number="28" presentation:class="page"/>
          <draw:frame presentation:style-name="pr4" draw:text-style-name="P3" draw:layer="layout" svg:width="15.451cm" svg:height="13.336cm" svg:x="2.752cm" svg:y="14.182cm" presentation:class="notes" presentation:placeholder="true" presentation:user-transformed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ffffff" draw:end-color="#556de4" draw:start-intensity="100%" draw:end-intensity="100%" draw:angle="270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quare_20_45" draw:display-name="Square 45" svg:viewBox="0 0 1131 1131" svg:d="m0 564 564 567 567-567-567-564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8" draw:fill-hatch-name="Hatch_20_46" draw:fill-image-name="Bitmape_20_1" draw:textarea-horizontal-align="left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10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style-name="Standard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text-properties fo:font-family="Arial" style:font-style-name="Standard" style:font-family-generic="swiss" style:font-pitch="variable"/>
    </style:style>
    <style:style style:name="textbody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text-properties fo:font-family="Arial" style:font-style-name="Standard" style:font-family-generic="swiss" style:font-pitch="variable" fo:font-size="16pt"/>
    </style:style>
    <style:style style:name="textbodyjustfied" style:family="graphic" style:parent-style-name="standard">
      <style:graphic-properties draw:stroke="none" draw:stroke-dash="Dash_20_1" draw:fill="none" draw:fill-gradient-name="Gradient_20_8" draw:fill-hatch-name="Hatch_20_46" draw:fill-image-name="Bitmape_20_1"/>
      <style:paragraph-properties fo:text-align="justify"/>
      <style:text-properties fo:font-family="Arial" style:font-style-name="Standard" style:font-family-generic="swiss" style:font-pitch="variable"/>
    </style:style>
    <style:style style:name="textbodyindent" style:family="graphic" style:parent-style-name="standard">
      <style:graphic-properties draw:stroke="none" draw:stroke-dash="Dash_20_1" draw:fill="none" draw:fill-gradient-name="Gradient_20_8" draw:fill-hatch-name="Hatch_20_46" draw:fill-image-name="Bitmape_20_1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  <style:text-properties fo:font-family="Arial" style:font-style-name="Standard" style:font-family-generic="swiss" style:font-pitch="variabl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44pt" style:font-style-asian="normal" style:font-weight-asian="normal" style:font-family-complex="'Lucida Sans Unicode'" style:font-family-generic-complex="swiss" style:font-pitch-complex="variable" style:font-size-complex="44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9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9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9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8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>
          <text:list-level-style-bullet text:level="1" text:bullet-char="●">
            <style:list-level-properties text:space-before="0.299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8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8cm" text:min-label-width="0.6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9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7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9cm" fo:margin-right="0cm" fo:margin-top="0cm" fo:margin-bottom="0.251cm" fo:line-height="100%" fo:text-align="start" text:enable-numbering="true" fo:text-indent="0cm" style:punctuation-wrap="simple" style:line-break="strict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4cm"/>
          <style:tab-stop style:position="6.288cm"/>
          <style:tab-stop style:position="7.536cm"/>
          <style:tab-stop style:position="8.784cm"/>
          <style:tab-stop style:position="10.032cm"/>
          <style:tab-stop style:position="11.28cm"/>
          <style:tab-stop style:position="12.528cm"/>
          <style:tab-stop style:position="13.775cm"/>
          <style:tab-stop style:position="15.023cm"/>
          <style:tab-stop style:position="16.271cm"/>
          <style:tab-stop style:position="17.519cm"/>
          <style:tab-stop style:position="18.767cm"/>
          <style:tab-stop style:position="20.015cm"/>
          <style:tab-stop style:position="21.263cm"/>
          <style:tab-stop style:position="22.511cm"/>
          <style:tab-stop style:position="23.7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2.398cm" fo:margin-right="0cm" fo:margin-top="0cm" fo:margin-bottom="0.401cm" fo:line-height="100%" fo:text-align="start" text:enable-numbering="true" fo:text-indent="0cm" style:punctuation-wrap="simple" style:line-break="strict">
        <style:tab-stops>
          <style:tab-stop style:position="0.097cm"/>
          <style:tab-stop style:position="1.344cm"/>
          <style:tab-stop style:position="2.592cm"/>
          <style:tab-stop style:position="3.84cm"/>
          <style:tab-stop style:position="5.088cm"/>
          <style:tab-stop style:position="6.336cm"/>
          <style:tab-stop style:position="7.584cm"/>
          <style:tab-stop style:position="8.832cm"/>
          <style:tab-stop style:position="10.08cm"/>
          <style:tab-stop style:position="11.328cm"/>
          <style:tab-stop style:position="12.576cm"/>
          <style:tab-stop style:position="13.824cm"/>
          <style:tab-stop style:position="15.072cm"/>
          <style:tab-stop style:position="16.32cm"/>
          <style:tab-stop style:position="17.568cm"/>
          <style:tab-stop style:position="18.816cm"/>
          <style:tab-stop style:position="20.064cm"/>
          <style:tab-stop style:position="21.312cm"/>
          <style:tab-stop style:position="22.56cm"/>
          <style:tab-stop style:position="23.80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Standard-outline3" style:family="presentation" style:parent-style-name="Standard-outline2">
      <style:paragraph-properties fo:margin-left="3.598cm" fo:margin-right="0cm" fo:margin-top="0cm" fo:margin-bottom="0.299cm" fo:line-height="100%" fo:text-align="start" text:enable-numbering="true" fo:text-indent="0cm" style:punctuation-wrap="simple" style:line-break="strict">
        <style:tab-stops>
          <style:tab-stop style:position="0.145cm"/>
          <style:tab-stop style:position="1.393cm"/>
          <style:tab-stop style:position="2.641cm"/>
          <style:tab-stop style:position="3.889cm"/>
          <style:tab-stop style:position="5.137cm"/>
          <style:tab-stop style:position="6.385cm"/>
          <style:tab-stop style:position="7.633cm"/>
          <style:tab-stop style:position="8.881cm"/>
          <style:tab-stop style:position="10.129cm"/>
          <style:tab-stop style:position="11.377cm"/>
          <style:tab-stop style:position="12.625cm"/>
          <style:tab-stop style:position="13.872cm"/>
          <style:tab-stop style:position="15.12cm"/>
          <style:tab-stop style:position="16.368cm"/>
          <style:tab-stop style:position="17.616cm"/>
          <style:tab-stop style:position="18.864cm"/>
          <style:tab-stop style:position="20.112cm"/>
          <style:tab-stop style:position="21.36cm"/>
          <style:tab-stop style:position="22.608cm"/>
          <style:tab-stop style:position="23.856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italic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Standard-outline4" style:family="presentation" style:parent-style-name="Standard-outline3">
      <style:paragraph-properties fo:margin-left="4.797cm" fo:margin-right="0cm" fo:margin-top="0cm" fo:margin-bottom="0.202cm" fo:line-height="100%" fo:text-align="start" text:enable-numbering="true" fo:text-indent="0cm" style:punctuation-wrap="simple" style:line-break="strict">
        <style:tab-stops>
          <style:tab-stop style:position="0.194cm"/>
          <style:tab-stop style:position="1.441cm"/>
          <style:tab-stop style:position="2.689cm"/>
          <style:tab-stop style:position="3.937cm"/>
          <style:tab-stop style:position="5.185cm"/>
          <style:tab-stop style:position="6.433cm"/>
          <style:tab-stop style:position="7.681cm"/>
          <style:tab-stop style:position="8.929cm"/>
          <style:tab-stop style:position="10.177cm"/>
          <style:tab-stop style:position="11.425cm"/>
          <style:tab-stop style:position="12.673cm"/>
          <style:tab-stop style:position="13.921cm"/>
          <style:tab-stop style:position="15.169cm"/>
          <style:tab-stop style:position="16.417cm"/>
          <style:tab-stop style:position="17.665cm"/>
          <style:tab-stop style:position="18.913cm"/>
          <style:tab-stop style:position="20.161cm"/>
          <style:tab-stop style:position="21.409cm"/>
          <style:tab-stop style:position="22.657cm"/>
          <style:tab-stop style:position="23.90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5" style:family="presentation" style:parent-style-name="Standard-outline4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6" style:family="presentation" style:parent-style-name="Standard-outline5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7" style:family="presentation" style:parent-style-name="Standard-outline6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8" style:family="presentation" style:parent-style-name="Standard-outline7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Standard-outline9" style:family="presentation" style:parent-style-name="Standard-outline8">
      <style:paragraph-properties fo:margin-left="5.997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2cm"/>
          <style:tab-stop style:position="1.49cm"/>
          <style:tab-stop style:position="2.738cm"/>
          <style:tab-stop style:position="3.986cm"/>
          <style:tab-stop style:position="5.234cm"/>
          <style:tab-stop style:position="6.482cm"/>
          <style:tab-stop style:position="7.73cm"/>
          <style:tab-stop style:position="8.978cm"/>
          <style:tab-stop style:position="10.226cm"/>
          <style:tab-stop style:position="11.474cm"/>
          <style:tab-stop style:position="12.722cm"/>
          <style:tab-stop style:position="13.97cm"/>
          <style:tab-stop style:position="15.217cm"/>
          <style:tab-stop style:position="16.465cm"/>
          <style:tab-stop style:position="17.713cm"/>
          <style:tab-stop style:position="18.961cm"/>
          <style:tab-stop style:position="20.209cm"/>
          <style:tab-stop style:position="21.457cm"/>
          <style:tab-stop style:position="22.705cm"/>
          <style:tab-stop style:position="23.95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family-generic-asian="swiss" style:font-pitch-asian="variable" style:font-size-asian="40pt" style:font-style-asian="normal" style:font-weight-asian="normal" style:font-family-complex="'Lucida Sans Unicode'" style:font-family-generic-complex="swiss" style:font-pitch-complex="variable" style:font-size-complex="40pt" style:font-style-complex="normal" style:font-weight-complex="normal" style:font-relief="none"/>
    </style:style>
    <style:style style:name="faktor10-folien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95cm" text:min-label-width="0.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99cm" text:min-label-width="0.595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4cm" text:min-label-width="0.6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family-generic-asian="swiss" style:font-pitch-asian="variable" style:font-size-asian="32pt" style:font-style-asian="normal" style:font-weight-asian="normal" style:font-family-complex="'Lucida Sans Unicode'" style:font-family-generic-complex="swiss" style:font-pitch-complex="variable" style:font-size-complex="32pt" style:font-style-complex="normal" style:font-weight-complex="normal" style:font-relief="none"/>
    </style:style>
    <style:style style:name="faktor10-folien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aktor10-folien-backgroundobjects" style:family="presentation">
      <style:graphic-properties draw:shadow="hidden" draw:shadow-offset-x="0.3cm" draw:shadow-offset-y="0.3cm" draw:shadow-color="#808080"/>
    </style:style>
    <style:style style:name="faktor10-folien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faktor10-folien-outline1" style:family="presentation">
      <style:graphic-properties draw:stroke="none" draw:fill="none">
        <text:list-style>
          <text:list-level-style-bullet text:level="1" text:bullet-char="●">
            <style:list-level-properties text:space-before="0.295cm" text:min-label-width="0.9cm"/>
            <style:text-properties fo:font-family="StarSymbol" style:font-pitch="variable" fo:color="#000000" fo:font-size="45%"/>
          </text:list-level-style-bullet>
          <text:list-level-style-bullet text:level="2" text:bullet-char="–">
            <style:list-level-properties text:space-before="1.6cm" text:min-label-width="0.794cm"/>
            <style:text-properties fo:font-family="StarSymbol" style:font-pitch="variable" fo:color="#000000" fo:font-size="75%"/>
          </text:list-level-style-bullet>
          <text:list-level-style-bullet text:level="3" text:bullet-char="●">
            <style:list-level-properties text:space-before="2.994cm" text:min-label-width="0.599cm"/>
            <style:text-properties fo:font-family="StarSymbol" style:font-pitch="variable" fo:color="#000000" fo:font-size="45%"/>
          </text:list-level-style-bullet>
          <text:list-level-style-bullet text:level="4" text:bullet-char="–">
            <style:list-level-properties text:space-before="4.198cm" text:min-label-width="0.595cm"/>
            <style:text-properties fo:font-family="StarSymbol" style:font-pitch="variable" fo:color="#000000" fo:font-size="75%"/>
          </text:list-level-style-bullet>
          <text:list-level-style-bullet text:level="5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5.393cm" text:min-label-width="0.599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5cm" fo:margin-right="0cm" fo:margin-top="0cm" fo:margin-bottom="0.251cm" fo:line-height="100%" fo:text-align="start" text:enable-numbering="true" fo:text-indent="0cm" style:punctuation-wrap="simple" style:line-break="strict">
        <style:tab-stops>
          <style:tab-stop style:position="0.052cm"/>
          <style:tab-stop style:position="1.3cm"/>
          <style:tab-stop style:position="2.548cm"/>
          <style:tab-stop style:position="3.796cm"/>
          <style:tab-stop style:position="5.044cm"/>
          <style:tab-stop style:position="6.292cm"/>
          <style:tab-stop style:position="7.54cm"/>
          <style:tab-stop style:position="8.788cm"/>
          <style:tab-stop style:position="10.036cm"/>
          <style:tab-stop style:position="11.284cm"/>
          <style:tab-stop style:position="12.532cm"/>
          <style:tab-stop style:position="13.78cm"/>
          <style:tab-stop style:position="15.028cm"/>
          <style:tab-stop style:position="16.276cm"/>
          <style:tab-stop style:position="17.524cm"/>
          <style:tab-stop style:position="18.772cm"/>
          <style:tab-stop style:position="20.02cm"/>
          <style:tab-stop style:position="21.268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16pt" style:font-style-asian="normal" style:font-weight-asian="normal" style:font-family-complex="'Lucida Sans Unicode'" style:font-family-generic-complex="swiss" style:font-pitch-complex="variable" style:font-size-complex="16pt" style:font-style-complex="normal" style:font-weight-complex="normal" style:font-relief="none"/>
    </style:style>
    <style:style style:name="faktor10-folien-outline2" style:family="presentation" style:parent-style-name="faktor10-folien-outline1">
      <style:paragraph-properties fo:margin-left="2.394cm" fo:margin-right="0cm" fo:margin-top="0cm" fo:margin-bottom="0.401cm" fo:line-height="100%" fo:text-align="start" text:enable-numbering="true" fo:text-indent="0cm" style:punctuation-wrap="simple" style:line-break="strict">
        <style:tab-stops>
          <style:tab-stop style:position="0.101cm"/>
          <style:tab-stop style:position="1.349cm"/>
          <style:tab-stop style:position="2.597cm"/>
          <style:tab-stop style:position="3.845cm"/>
          <style:tab-stop style:position="5.093cm"/>
          <style:tab-stop style:position="6.341cm"/>
          <style:tab-stop style:position="7.589cm"/>
          <style:tab-stop style:position="8.837cm"/>
          <style:tab-stop style:position="10.085cm"/>
          <style:tab-stop style:position="11.332cm"/>
          <style:tab-stop style:position="12.58cm"/>
          <style:tab-stop style:position="13.828cm"/>
          <style:tab-stop style:position="15.076cm"/>
          <style:tab-stop style:position="16.324cm"/>
          <style:tab-stop style:position="17.572cm"/>
          <style:tab-stop style:position="18.82cm"/>
          <style:tab-stop style:position="20.068cm"/>
          <style:tab-stop style:position="21.316cm"/>
          <style:tab-stop style:position="22.564cm"/>
          <style:tab-stop style:position="23.81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3" style:family="presentation" style:parent-style-name="faktor10-folien-outline2">
      <style:paragraph-properties fo:margin-left="3.593cm" fo:margin-right="0cm" fo:margin-top="0cm" fo:margin-bottom="0.299cm" fo:line-height="100%" fo:text-align="start" text:enable-numbering="true" fo:text-indent="0cm" style:punctuation-wrap="simple" style:line-break="strict">
        <style:tab-stops>
          <style:tab-stop style:position="0.149cm"/>
          <style:tab-stop style:position="1.397cm"/>
          <style:tab-stop style:position="2.645cm"/>
          <style:tab-stop style:position="3.893cm"/>
          <style:tab-stop style:position="5.141cm"/>
          <style:tab-stop style:position="6.389cm"/>
          <style:tab-stop style:position="7.637cm"/>
          <style:tab-stop style:position="8.885cm"/>
          <style:tab-stop style:position="10.133cm"/>
          <style:tab-stop style:position="11.381cm"/>
          <style:tab-stop style:position="12.629cm"/>
          <style:tab-stop style:position="13.877cm"/>
          <style:tab-stop style:position="15.125cm"/>
          <style:tab-stop style:position="16.373cm"/>
          <style:tab-stop style:position="17.621cm"/>
          <style:tab-stop style:position="18.869cm"/>
          <style:tab-stop style:position="20.117cm"/>
          <style:tab-stop style:position="21.365cm"/>
          <style:tab-stop style:position="22.613cm"/>
          <style:tab-stop style:position="23.861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6pt" style:font-family-complex="'Lucida Sans Unicode'" style:font-family-generic-complex="swiss" style:font-pitch-complex="variable" style:font-size-complex="16pt" style:font-relief="none"/>
    </style:style>
    <style:style style:name="faktor10-folien-outline4" style:family="presentation" style:parent-style-name="faktor10-folien-outline3">
      <style:paragraph-properties fo:margin-left="4.793cm" fo:margin-right="0cm" fo:margin-top="0cm" fo:margin-bottom="0.202cm" fo:line-height="100%" fo:text-align="start" text:enable-numbering="true" fo:text-indent="0cm" style:punctuation-wrap="simple" style:line-break="strict">
        <style:tab-stops>
          <style:tab-stop style:position="0.198cm"/>
          <style:tab-stop style:position="1.446cm"/>
          <style:tab-stop style:position="2.694cm"/>
          <style:tab-stop style:position="3.942cm"/>
          <style:tab-stop style:position="5.19cm"/>
          <style:tab-stop style:position="6.438cm"/>
          <style:tab-stop style:position="7.686cm"/>
          <style:tab-stop style:position="8.934cm"/>
          <style:tab-stop style:position="10.182cm"/>
          <style:tab-stop style:position="11.43cm"/>
          <style:tab-stop style:position="12.677cm"/>
          <style:tab-stop style:position="13.925cm"/>
          <style:tab-stop style:position="15.173cm"/>
          <style:tab-stop style:position="16.421cm"/>
          <style:tab-stop style:position="17.669cm"/>
          <style:tab-stop style:position="18.917cm"/>
          <style:tab-stop style:position="20.165cm"/>
          <style:tab-stop style:position="21.413cm"/>
          <style:tab-stop style:position="22.661cm"/>
          <style:tab-stop style:position="23.90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5" style:family="presentation" style:parent-style-name="faktor10-folien-outline4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6" style:family="presentation" style:parent-style-name="faktor10-folien-outline5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7" style:family="presentation" style:parent-style-name="faktor10-folien-outline6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8" style:family="presentation" style:parent-style-name="faktor10-folien-outline7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style style:name="faktor10-folien-outline9" style:family="presentation" style:parent-style-name="faktor10-folien-outline8">
      <style:paragraph-properties fo:margin-left="5.99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246cm"/>
          <style:tab-stop style:position="1.494cm"/>
          <style:tab-stop style:position="2.742cm"/>
          <style:tab-stop style:position="3.99cm"/>
          <style:tab-stop style:position="5.238cm"/>
          <style:tab-stop style:position="6.486cm"/>
          <style:tab-stop style:position="7.734cm"/>
          <style:tab-stop style:position="8.982cm"/>
          <style:tab-stop style:position="10.23cm"/>
          <style:tab-stop style:position="11.478cm"/>
          <style:tab-stop style:position="12.726cm"/>
          <style:tab-stop style:position="13.974cm"/>
          <style:tab-stop style:position="15.222cm"/>
          <style:tab-stop style:position="16.47cm"/>
          <style:tab-stop style:position="17.718cm"/>
          <style:tab-stop style:position="18.966cm"/>
          <style:tab-stop style:position="20.214cm"/>
          <style:tab-stop style:position="21.462cm"/>
          <style:tab-stop style:position="22.71cm"/>
          <style:tab-stop style:position="23.958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20pt" style:font-family-complex="'Lucida Sans Unicode'" style:font-family-generic-complex="swiss" style:font-pitch-complex="variable" style:font-size-complex="20pt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right" draw:auto-grow-width="true" fo:min-height="0.476cm" fo:min-width="2.303cm"/>
    </style:style>
    <style:style style:name="gr3" style:family="graphic" style:parent-style-name="standard">
      <style:graphic-properties draw:stroke="none" draw:fill="none" draw:fill-color="#ffffff" draw:auto-grow-width="true" fo:min-height="0.497cm" fo:min-width="4.101cm"/>
    </style:style>
    <style:style style:name="gr4" style:family="graphic" style:parent-style-name="standard">
      <style:graphic-properties draw:stroke="none" draw:fill="gradient" draw:fill-color="#556de4" draw:fill-gradient-name="Gradient_20_7" draw:textarea-horizontal-align="center" draw:textarea-vertical-align="middle" draw:shadow="hidden" draw:shadow-color="#808080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gr6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.3cm 0.199cm 0.6cm 0.199cm)" draw:image-opacity="100%" style:mirror="none"/>
    </style:style>
    <style:style style:name="gr7" style:family="graphic" style:parent-style-name="standard">
      <style:graphic-properties draw:stroke="solid" svg:stroke-width="0.1cm" svg:stroke-color="#576bbf" draw:fill="none" draw:fill-color="#ffffff" draw:textarea-horizontal-align="center" draw:textarea-vertical-align="middle" fo:padding-top="0.05cm" fo:padding-bottom="0.05cm" fo:padding-left="0.05cm" fo:padding-right="0.05cm" draw:shadow="hidden"/>
    </style:style>
    <style:style style:name="gr8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true" fo:min-height="0.477cm" fo:min-width="0cm" fo:padding-top="0cm" fo:padding-bottom="0cm" fo:padding-left="0cm" fo:padding-right="0cm" draw:shadow="hidden"/>
    </style:style>
    <style:style style:name="gr9" style:family="graphic" style:parent-style-name="standard">
      <style:graphic-properties draw:stroke="none" draw:fill="none" draw:fill-color="#ffffff" draw:textarea-horizontal-align="left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true" fo:min-height="0.499cm" fo:min-width="0cm" fo:padding-top="0cm" fo:padding-bottom="0cm" fo:padding-left="0cm" fo:padding-right="0cm" draw:shadow="hidden"/>
    </style:style>
    <style:style style:name="pr1" style:family="presentation" style:parent-style-name="Standard-title">
      <style:graphic-properties draw:fill-color="#ffffff" draw:auto-grow-height="false" fo:min-height="3.507cm"/>
    </style:style>
    <style:style style:name="pr2" style:family="presentation" style:parent-style-name="Standard-outline1">
      <style:graphic-properties draw:fill-color="#ffffff" draw:auto-grow-height="false" fo:min-height="13.23cm"/>
    </style:style>
    <style:style style:name="pr3" style:family="presentation" style:parent-style-name="Standard-backgroundobjects">
      <style:graphic-properties svg:stroke-width="0.1cm" svg:stroke-color="#576bbf" draw:marker-start-width="0.35cm" draw:marker-end-width="0.35cm" draw:fill="solid" draw:fill-color="#576bbf" draw:fill-image-width="0cm" draw:fill-image-height="0cm" draw:textarea-horizontal-align="center" draw:textarea-vertical-align="middle" fo:padding-top="0.05cm" fo:padding-bottom="0.05cm" fo:padding-left="0.05cm" fo:padding-right="0.05cm"/>
    </style:style>
    <style:style style:name="pr4" style:family="presentation" style:parent-style-name="faktor10-folien-outline1">
      <style:graphic-properties draw:fill-color="#ffffff" draw:auto-grow-height="false" fo:min-height="13.2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199cm" fo:margin-right="0cm" fo:text-indent="-0.9cm"/>
    </style:style>
    <style:style style:name="P4" style:family="paragraph">
      <style:paragraph-properties fo:margin-left="2.398cm" fo:margin-right="0cm" fo:text-indent="-0.798cm"/>
    </style:style>
    <style:style style:name="P5" style:family="paragraph">
      <style:paragraph-properties fo:margin-left="3.598cm" fo:margin-right="0cm" fo:text-indent="-0.6cm"/>
    </style:style>
    <style:style style:name="P6" style:family="paragraph">
      <style:paragraph-properties fo:margin-left="4.797cm" fo:margin-right="0cm" fo:text-indent="-0.599cm"/>
    </style:style>
    <style:style style:name="P7" style:family="paragraph">
      <style:paragraph-properties fo:margin-left="5.997cm" fo:margin-right="0cm" fo:text-indent="-0.6cm"/>
    </style:style>
    <style:style style:name="P8" style:family="paragraph">
      <style:paragraph-properties fo:margin-left="1.2cm" fo:margin-right="0cm" fo:text-indent="-0.9cm"/>
    </style:style>
    <style:style style:name="P9" style:family="paragraph">
      <style:paragraph-properties fo:margin-left="0cm" fo:margin-right="0cm" fo:text-align="end" fo:text-indent="0cm"/>
    </style:style>
    <style:style style:name="P10" style:family="paragraph">
      <style:paragraph-properties fo:margin-left="0cm" fo:margin-right="0cm" fo:text-align="end" fo:text-indent="0cm"/>
      <style:text-properties fo:font-family="Arial" style:font-family-generic="swiss" style:font-pitch="variable" fo:font-size="10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text-align="center"/>
      <style:text-properties fo:font-size="24pt"/>
    </style:style>
    <style:style style:name="P13" style:family="paragraph">
      <style:paragraph-properties fo:margin-left="0cm" fo:margin-right="0cm" fo:line-height="100%" fo:text-align="end" text:enable-numbering="false" fo:text-indent="0cm" style:line-break="strict"/>
    </style:style>
    <style:style style:name="P14" style:family="paragraph">
      <style:paragraph-properties fo:margin-left="0cm" fo:margin-right="0cm" fo:line-height="100%" fo:text-align="end" text:enable-numbering="false" fo:text-indent="0cm" style:line-break="strict" style:writing-mode="lr-tb"/>
      <style:text-properties fo:font-size="24pt"/>
    </style:style>
    <style:style style:name="P15" style:family="paragraph">
      <style:paragraph-properties fo:margin-left="0cm" fo:margin-right="0cm" fo:line-height="100%" text:enable-numbering="false" fo:text-indent="0cm" style:line-break="strict"/>
    </style:style>
    <style:style style:name="P16" style:family="paragraph">
      <style:paragraph-properties fo:margin-left="0cm" fo:margin-right="0cm" fo:line-height="100%" fo:text-align="center" text:enable-numbering="false" fo:text-indent="0cm" style:line-break="strict" style:writing-mode="lr-tb"/>
      <style:text-properties fo:font-size="24pt"/>
    </style:style>
    <style:style style:name="P17" style:family="paragraph">
      <style:paragraph-properties fo:margin-left="0cm" fo:margin-right="0cm" fo:line-height="100%" fo:text-align="center" text:enable-numbering="false" fo:text-indent="0cm" style:line-break="strict"/>
    </style:style>
    <style:style style:name="P18" style:family="paragraph">
      <style:paragraph-properties fo:margin-left="1.195cm" fo:margin-right="0cm" fo:text-indent="-0.9cm"/>
    </style:style>
    <style:style style:name="P19" style:family="paragraph">
      <style:paragraph-properties fo:margin-left="2.394cm" fo:margin-right="0cm" fo:text-indent="-0.794cm"/>
    </style:style>
    <style:style style:name="P20" style:family="paragraph">
      <style:paragraph-properties fo:margin-left="3.593cm" fo:margin-right="0cm" fo:text-indent="-0.599cm"/>
    </style:style>
    <style:style style:name="P21" style:family="paragraph">
      <style:paragraph-properties fo:margin-left="4.793cm" fo:margin-right="0cm" fo:text-indent="-0.595cm"/>
    </style:style>
    <style:style style:name="P22" style:family="paragraph">
      <style:paragraph-properties fo:margin-left="5.992cm" fo:margin-right="0cm" fo:text-indent="-0.599cm"/>
    </style:style>
    <style:style style:name="P23" style:family="paragraph">
      <style:paragraph-properties fo:margin-left="5.4cm" fo:margin-right="0cm" fo:text-indent="-0.6cm"/>
    </style:style>
    <style:style style:name="T1" style:family="text">
      <style:text-properties fo:font-family="Arial" style:font-family-generic="swiss" style:font-pitch="variable" fo:font-size="10pt"/>
    </style:style>
    <style:style style:name="T2" style:family="text">
      <style:text-properties fo:font-family="Arial" style:font-family-generic="swiss" style:font-pitch="variable" fo:font-size="10pt" fo:language="de" fo:country="DE" style:font-size-asian="10pt" style:font-size-complex="10pt"/>
    </style:style>
    <text:list-style style:name="L1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99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8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8cm" text:min-label-width="0.6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9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7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599cm" text:min-label-width="0.6cm"/>
        <style:text-properties fo:font-family="StarSymbol" style:font-pitch="variable" fo:color="#000000" fo:font-size="45%"/>
      </text:list-level-style-bullet>
      <text:list-level-style-bullet text:level="3" text:bullet-char="●">
        <style:list-level-properties text:space-before="1.199cm" text:min-label-width="0.6cm"/>
        <style:text-properties fo:font-family="StarSymbol" style:font-pitch="variable" fo:color="#000000" fo:font-size="45%"/>
      </text:list-level-style-bullet>
      <text:list-level-style-bullet text:level="4" text:bullet-char="●">
        <style:list-level-properties text:space-before="1.799cm" text:min-label-width="0.599cm"/>
        <style:text-properties fo:font-family="StarSymbol" style:font-pitch="variable" fo:color="#000000" fo:font-size="45%"/>
      </text:list-level-style-bullet>
      <text:list-level-style-bullet text:level="5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  <text:list-level-style-bullet text:level="10" text:bullet-char="●">
        <style:list-level-properties text:space-before="2.398cm" text:min-label-width="0.6cm"/>
        <style:text-properties fo:font-family="StarSymbol" style:font-pitch="variable" fo:color="#000000" fo:font-size="45%"/>
      </text:list-level-style-bullet>
    </text:list-style>
    <text:list-style style:name="L4">
      <text:list-level-style-bullet text:level="1" text:bullet-char="●">
        <style:list-level-properties text:space-before="0.295cm" text:min-label-width="0.9cm"/>
        <style:text-properties fo:font-family="StarSymbol" style:font-pitch="variable" fo:color="#000000" fo:font-size="45%"/>
      </text:list-level-style-bullet>
      <text:list-level-style-bullet text:level="2" text:bullet-char="–">
        <style:list-level-properties text:space-before="1.6cm" text:min-label-width="0.794cm"/>
        <style:text-properties fo:font-family="StarSymbol" style:font-pitch="variable" fo:color="#000000" fo:font-size="75%"/>
      </text:list-level-style-bullet>
      <text:list-level-style-bullet text:level="3" text:bullet-char="●">
        <style:list-level-properties text:space-before="2.994cm" text:min-label-width="0.599cm"/>
        <style:text-properties fo:font-family="StarSymbol" style:font-pitch="variable" fo:color="#000000" fo:font-size="45%"/>
      </text:list-level-style-bullet>
      <text:list-level-style-bullet text:level="4" text:bullet-char="–">
        <style:list-level-properties text:space-before="4.198cm" text:min-label-width="0.595cm"/>
        <style:text-properties fo:font-family="StarSymbol" style:font-pitch="variable" fo:color="#000000" fo:font-size="75%"/>
      </text:list-level-style-bullet>
      <text:list-level-style-bullet text:level="5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6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7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8" text:bullet-char="●">
        <style:list-level-properties text:space-before="5.393cm" text:min-label-width="0.599cm"/>
        <style:text-properties fo:font-family="StarSymbol" style:font-pitch="variable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7.349cm" svg:height="5.195cm" svg:x="2.1cm" svg:y="5.569cm"/>
      <draw:page-thumbnail draw:layer="backgroundobjects" svg:width="7.349cm" svg:height="5.195cm" svg:x="11.55cm" svg:y="5.569cm"/>
      <draw:page-thumbnail draw:layer="backgroundobjects" svg:width="7.349cm" svg:height="5.195cm" svg:x="2.1cm" svg:y="18.934cm"/>
      <draw:page-thumbnail draw:layer="backgroundobjects" svg:width="7.349cm" svg:height="5.195cm" svg:x="11.55cm" svg:y="18.934cm"/>
    </style:handout-master>
    <style:master-page style:name="Standard" style:page-layout-name="PM0" draw:style-name="dp1">
      <office:forms form:automatic-focus="false" form:apply-design-mode="false"/>
      <draw:frame draw:style-name="gr1" draw:text-style-name="P1" draw:layer="backgroundobjects" svg:width="9.987cm" svg:height="1.554cm" svg:x="19.677cm" svg:y="0.132cm">
        <draw:image xlink:href="Pictures/10000000000001820000003EF55E70A3.jpg" xlink:type="simple" xlink:show="embed" xlink:actuate="onLoad">
          <text:p text:style-name="P2"/>
        </draw:image>
      </draw:frame>
      <draw:frame presentation:style-name="pr1" draw:text-style-name="P2" draw:layer="backgroundobjects" svg:width="23.649cm" svg:height="2.586cm" svg:x="3.034cm" svg:y="2.414cm" presentation:class="title">
        <draw:text-box>
          <text:p text:style-name="P2">Klicken Sie, um das Format des Titeltextes zu bearbeiten</text:p>
        </draw:text-box>
      </draw:frame>
      <draw:frame presentation:style-name="pr2" draw:text-style-name="P8" draw:layer="backgroundobjects" svg:width="23.649cm" svg:height="12.997cm" svg:x="3.034cm" svg:y="5.25cm" presentation:class="outline">
        <draw:text-box>
          <text:list text:style-name="L2">
            <text:list-item>
              <text:p text:style-name="P3">Klicken Sie, um die Formate des Gliederungstextes zu bearbeiten</text:p>
            </text:list-item>
          </text:list>
          <text:list text:style-name="L2">
            <text:list-item>
              <text:list>
                <text:list-item>
                  <text:p text:style-name="P4">Zweite Gliederungsebene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5">Dritte Gliederungsebene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6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7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7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7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Neun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pr3" draw:text-style-name="P1" draw:layer="backgroundobjects" svg:x1="1.722cm" svg:y1="19.978cm" svg:x2="27.722cm" svg:y2="19.978cm">
        <text:p text:style-name="P2"/>
      </draw:line>
      <draw:frame draw:style-name="gr2" draw:text-style-name="P10" draw:layer="backgroundobjects" svg:width="2.86cm" svg:height="0.476cm" svg:x="25.069cm" svg:y="20.201cm">
        <draw:text-box>
          <text:p text:style-name="P9"><text:span text:style-name="T1">Seite </text:span><text:span text:style-name="T1"><text:page-number>&lt;Nummer&gt;</text:page-number></text:span><text:span text:style-name="T1"> <text:s/></text:span></text:p>
        </draw:text-box>
      </draw:frame>
      <draw:frame draw:style-name="gr3" draw:text-style-name="P2" draw:layer="backgroundobjects" svg:width="4.101cm" svg:height="0.497cm" svg:x="12.837cm" svg:y="20.201cm">
        <draw:text-box>
          <text:p text:style-name="P11"><text:span text:style-name="T1">Jan Ortmann</text:span></text:p>
        </draw:text-box>
      </draw:frame>
      <draw:rect draw:style-name="gr4" draw:text-style-name="P1" draw:layer="backgroundobjects" svg:width="19.483cm" svg:height="1.693cm" svg:x="0.001cm" svg:y="0.001cm">
        <text:p text:style-name="P2"/>
      </draw:rect>
      <presentation:notes style:page-layout-name="PM1">
        <office:forms form:automatic-focus="false" form:apply-design-mode="false"/>
        <draw:rect draw:style-name="gr5" draw:text-style-name="P1" draw:layer="backgroundobjects" svg:width="21cm" svg:height="29.7cm" svg:x="0cm" svg:y="0cm">
          <text:p text:style-name="P2"/>
        </draw:rect>
        <draw:page-thumbnail presentation:style-name="Standard-title" draw:layer="backgroundobjects" svg:width="15.566cm" svg:height="11.007cm" svg:x="2.8cm" svg:y="2.328cm" presentation:class="page"/>
        <draw:frame presentation:style-name="Standard-notes" draw:layer="backgroundobjects" svg:width="15.451cm" svg:height="13.335cm" svg:x="2.752cm" svg:y="14.182cm" presentation:class="notes" presentation:placeholder="true">
          <draw:text-box/>
        </draw:frame>
      </presentation:notes>
    </style:master-page>
    <style:master-page style:name="faktor10-folien" style:page-layout-name="PM0" draw:style-name="dp1">
      <draw:rect draw:style-name="gr4" draw:text-style-name="P1" draw:layer="backgroundobjects" svg:width="19.483cm" svg:height="1.693cm" svg:x="0cm" svg:y="0cm">
        <text:p text:style-name="P2"/>
      </draw:rect>
      <draw:frame draw:style-name="gr6" draw:text-style-name="P12" draw:layer="backgroundobjects" svg:width="10.399cm" svg:height="1.719cm" svg:x="19.201cm" svg:y="0.05cm">
        <draw:image xlink:href="Pictures/10000000000001980000006317A36752.png" xlink:type="simple" xlink:show="embed" xlink:actuate="onLoad">
          <text:p text:style-name="P2"/>
        </draw:image>
      </draw:frame>
      <draw:line draw:style-name="gr7" draw:text-style-name="P12" draw:layer="backgroundobjects" svg:x1="1.724cm" svg:y1="19.976cm" svg:x2="27.724cm" svg:y2="19.98cm">
        <text:p text:style-name="P2"/>
      </draw:line>
      <draw:rect draw:style-name="gr8" draw:text-style-name="P14" draw:layer="backgroundobjects" svg:width="1.993cm" svg:height="0.476cm" svg:x="25.947cm" svg:y="20.144cm">
        <text:p text:style-name="P13"><text:span text:style-name="T2">Seite </text:span><text:span text:style-name="T2"><text:page-number>&lt;Nummer&gt;</text:page-number></text:span><text:span text:style-name="T2"> <text:s/></text:span></text:p>
      </draw:rect>
      <draw:rect draw:style-name="gr9" draw:text-style-name="P16" draw:layer="backgroundobjects" svg:width="2.964cm" svg:height="0.498cm" svg:x="1.746cm" svg:y="20.095cm">
        <text:p text:style-name="P15"><text:span text:style-name="T2">27.02.2006</text:span></text:p>
      </draw:rect>
      <draw:rect draw:style-name="gr10" draw:text-style-name="P16" draw:layer="backgroundobjects" svg:width="4.101cm" svg:height="0.498cm" svg:x="13.101cm" svg:y="20.1cm">
        <text:p text:style-name="P17"><text:span text:style-name="T2">Martin Hinz</text:span></text:p>
      </draw:rect>
      <draw:frame presentation:style-name="faktor10-folien-title" draw:layer="backgroundobjects" svg:width="23.645cm" svg:height="3.488cm" svg:x="3.034cm" svg:y="2.412cm" presentation:class="title" presentation:placeholder="true">
        <draw:text-box/>
      </draw:frame>
      <draw:frame presentation:style-name="pr4" draw:text-style-name="P8" draw:layer="backgroundobjects" svg:width="23.645cm" svg:height="11.959cm" svg:x="3.034cm" svg:y="6.284cm" presentation:class="outline">
        <draw:text-box>
          <text:list text:style-name="L4">
            <text:list-item>
              <text:p text:style-name="P18">Klicken Sie, um die Formate des Gliederungstextes zu bearbeiten</text:p>
            </text:list-item>
          </text:list>
          <text:list text:style-name="L4">
            <text:list-item>
              <text:list>
                <text:list-item>
                  <text:p text:style-name="P19">Zweite Gliederungsebene</text:p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p text:style-name="P20">Dritte Gliederungsebene</text:p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22">Fünfte Gliederungseben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2">Sechste Gliederungsebene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22"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22">Achte Gliederungsebene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4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23">Neunte Gliederungsebene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1">
        <draw:rect draw:style-name="gr5" draw:text-style-name="P1" draw:layer="backgroundobjects" svg:width="21cm" svg:height="29.7cm" svg:x="-0.001cm" svg:y="-0.001cm">
          <text:p text:style-name="P2"/>
        </draw:rect>
        <draw:page-thumbnail presentation:style-name="faktor10-folien-title" draw:layer="backgroundobjects" svg:width="15.566cm" svg:height="11.007cm" svg:x="2.8cm" svg:y="2.328cm" presentation:class="page"/>
        <draw:frame presentation:style-name="faktor10-folien-notes" draw:layer="backgroundobjects" svg:width="15.451cm" svg:height="13.335cm" svg:x="2.752cm" svg:y="14.18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dc:title>Faktor Zehn GmbH</dc:title>
    <dc:subject>Firmenpräsentation</dc:subject>
    <meta:creation-date>2004-09-21T08:30:09</meta:creation-date>
    <dc:creator>Jan Ortmann</dc:creator>
    <dc:date>2007-04-10T12:40:44</dc:date>
    <meta:printed-by>Martin Hinz</meta:printed-by>
    <meta:print-date>2006-05-24T11:34:02</meta:print-date>
    <dc:language>de-DE</dc:language>
    <meta:editing-cycles>263</meta:editing-cycles>
    <meta:editing-duration>P3DT23H58M29S</meta:editing-duration>
    <meta:user-defined meta:name="Info 1"/>
    <meta:user-defined meta:name="Info 2"/>
    <meta:user-defined meta:name="Info 3"/>
    <meta:user-defined meta:name="Info 4"/>
    <meta:document-statistic meta:object-count="420"/>
  </office:meta>
</office:document-meta>
</file>